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IPH Lib Serif1" svg:font-family="'IPH Lib Serif'" style:font-adornments="Regular" style:font-pitch="variable"/>
    <style:font-face style:name="IPH Lib Serif2" svg:font-family="'IPH Lib Serif'" style:font-adornments="Обычный" style:font-pitch="variable"/>
    <style:font-face style:name="IPH Lib Serif3" svg:font-family="'IPH Lib Serif'" style:font-adornments="Полужирный" style:font-pitch="variable"/>
    <style:font-face style:name="Liberation Serif3" svg:font-family="'Liberation Serif'" style:font-pitch="variable"/>
    <style:font-face style:name="Liberation Serif" svg:font-family="'Liberation Serif'" style:font-adornments="Regular" style:font-pitch="variable"/>
    <style:font-face style:name="Liberation Serif1" svg:font-family="'Liberation Serif'" style:font-adornments="Обычный" style:font-pitch="variable"/>
    <style:font-face style:name="Liberation Serif2" svg:font-family="'Liberation Serif'" style:font-adornments="Полужирный" style:font-pitch="variable"/>
    <style:font-face style:name="IPH Lib Serif" svg:font-family="'IPH Lib Serif'" style:font-family-generic="roman" style:font-pitch="variable"/>
    <style:font-face style:name="IPH Lib Serif4" svg:font-family="'IPH Lib Serif'" style:font-adornments="Обычный" style:font-family-generic="roman" style:font-pitch="variable"/>
    <style:font-face style:name="Liberation Serif4" svg:font-family="'Liberation Serif'" style:font-family-generic="roman" style:font-pitch="variable"/>
    <style:font-face style:name="Liberation Serif5" svg:font-family="'Liberation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" svg:font-family="Calibri, 'Trebuchet MS'" style:font-family-generic="swiss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</office:font-face-decls>
  <office:automatic-styles>
    <style:style style:name="Таблица48" style:family="table" style:master-page-name="Титул_20_русский">
      <style:table-properties style:width="131mm" style:rel-width="100%" style:page-number="auto" fo:break-before="auto" fo:break-after="auto" table:align="center" style:writing-mode="page"/>
    </style:style>
    <style:style style:name="Таблица48.A" style:family="table-column">
      <style:table-column-properties style:column-width="131mm" style:rel-column-width="7371*"/>
    </style:style>
    <style:style style:name="Таблица48.A1" style:family="table-cell">
      <style:table-cell-properties fo:background-color="transparent" fo:padding="0.97mm" fo:border-left="none" fo:border-right="none" fo:border-top="0.5pt solid #000000" fo:border-bottom="0.5pt solid #000000" style:writing-mode="page">
        <style:background-image/>
      </style:table-cell-properties>
    </style:style>
    <style:style style:name="Таблица2" style:family="table">
      <style:table-properties style:width="131mm" style:rel-width="100%" fo:break-before="auto" fo:break-after="auto" table:align="center" fo:keep-with-next="auto" style:may-break-between-rows="true" style:writing-mode="page" table:border-model="collapsing"/>
    </style:style>
    <style:style style:name="Таблица2.A" style:family="table-column">
      <style:table-column-properties style:column-width="65.48mm" style:rel-column-width="3967*"/>
    </style:style>
    <style:style style:name="Таблица2.B" style:family="table-column">
      <style:table-column-properties style:column-width="65.53mm" style:rel-column-width="3970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background-color="transparent" fo:padding-left="0mm" fo:padding-right="0mm" fo:padding-top="1.5mm" fo:padding-bottom="0mm" fo:border-left="none" fo:border-right="none" fo:border-top="0.55pt solid #000000" fo:border-bottom="none" style:writing-mode="page">
        <style:background-image/>
      </style:table-cell-properties>
    </style:style>
    <style:style style:name="Таблица2.B1" style:family="table-cell">
      <style:table-cell-properties style:vertical-align="" fo:background-color="transparent" fo:padding-left="0mm" fo:padding-right="0mm" fo:padding-top="1.5mm" fo:padding-bottom="0mm" fo:border-left="0.55pt solid #000000" fo:border-right="none" fo:border-top="0.55pt solid #000000" fo:border-bottom="none" style:writing-mode="page">
        <style:background-image/>
      </style:table-cell-properties>
    </style:style>
    <style:style style:name="Таблица2.A2" style:family="table-cell">
      <style:table-cell-properties style:vertical-align="" fo:background-color="transparent" fo:padding-left="0mm" fo:padding-right="0mm" fo:padding-top="1.5mm" fo:padding-bottom="0mm" fo:border="none" style:writing-mode="page">
        <style:background-image/>
      </style:table-cell-properties>
    </style:style>
    <style:style style:name="Таблица49" style:family="table">
      <style:table-properties style:width="131mm" style:rel-width="100%" fo:break-before="page" table:align="center" style:writing-mode="page"/>
    </style:style>
    <style:style style:name="Таблица49.A" style:family="table-column">
      <style:table-column-properties style:column-width="131mm" style:rel-column-width="7371*"/>
    </style:style>
    <style:style style:name="Таблица49.A1" style:family="table-cell">
      <style:table-cell-properties fo:background-color="transparent" fo:padding="0.97mm" fo:border-left="none" fo:border-right="none" fo:border-top="0.5pt solid #000000" fo:border-bottom="0.5pt solid #000000" style:writing-mode="page">
        <style:background-image/>
      </style:table-cell-properties>
    </style:style>
    <style:style style:name="Таблица6" style:family="table">
      <style:table-properties style:width="131mm" style:rel-width="100%" fo:break-before="auto" fo:break-after="auto" table:align="center" fo:keep-with-next="auto" style:may-break-between-rows="true" style:writing-mode="page" table:border-model="collapsing"/>
    </style:style>
    <style:style style:name="Таблица6.A" style:family="table-column">
      <style:table-column-properties style:column-width="65.48mm" style:rel-column-width="3967*"/>
    </style:style>
    <style:style style:name="Таблица6.B" style:family="table-column">
      <style:table-column-properties style:column-width="65.53mm" style:rel-column-width="3970*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" fo:background-color="transparent" fo:padding-left="0mm" fo:padding-right="0mm" fo:padding-top="1.5mm" fo:padding-bottom="0mm" fo:border-left="none" fo:border-right="none" fo:border-top="0.55pt solid #000000" fo:border-bottom="none" style:writing-mode="page">
        <style:background-image/>
      </style:table-cell-properties>
    </style:style>
    <style:style style:name="Таблица6.B1" style:family="table-cell">
      <style:table-cell-properties style:vertical-align="" fo:background-color="transparent" fo:padding-left="0mm" fo:padding-right="0mm" fo:padding-top="1.5mm" fo:padding-bottom="0mm" fo:border-left="0.55pt solid #000000" fo:border-right="none" fo:border-top="0.55pt solid #000000" fo:border-bottom="none" style:writing-mode="page">
        <style:background-image/>
      </style:table-cell-properties>
    </style:style>
    <style:style style:name="Таблица6.A2" style:family="table-cell">
      <style:table-cell-properties style:vertical-align="" fo:background-color="transparent" fo:padding-left="0mm" fo:padding-right="0mm" fo:padding-top="1.5mm" fo:padding-bottom="0mm" fo:border="none" style:writing-mode="page">
        <style:background-image/>
      </style:table-cell-properties>
    </style:style>
    <style:style style:name="P1" style:family="paragraph" style:parent-style-name="Первая_20_страница">
      <style:paragraph-properties fo:margin-top="0mm" fo:margin-bottom="0mm" loext:contextual-spacing="false" fo:line-height="100%"/>
      <style:text-properties fo:font-size="9pt" officeooo:rsid="01695a52" officeooo:paragraph-rsid="0193a2ec" style:font-size-asian="9pt" style:font-size-complex="9pt"/>
    </style:style>
    <style:style style:name="P2" style:family="paragraph" style:parent-style-name="Первая_20_страница">
      <style:paragraph-properties fo:margin-top="0mm" fo:margin-bottom="0mm" loext:contextual-spacing="false" fo:line-height="100%"/>
      <style:text-properties fo:font-size="9pt" officeooo:rsid="01829447" officeooo:paragraph-rsid="019ccd01" style:font-size-asian="9pt" style:font-size-complex="9pt"/>
    </style:style>
    <style:style style:name="P3" style:family="paragraph" style:parent-style-name="Contents_20_2">
      <style:paragraph-properties fo:margin-top="0mm" fo:margin-bottom="0mm" loext:contextual-spacing="false">
        <style:tab-stops>
          <style:tab-stop style:position="131m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 fo:margin-top="0mm" fo:margin-bottom="0mm" loext:contextual-spacing="false">
        <style:tab-stops>
          <style:tab-stop style:position="131mm" style:type="right" style:leader-style="dotted" style:leader-text="."/>
        </style:tab-stops>
      </style:paragraph-properties>
      <style:text-properties officeooo:paragraph-rsid="02137f60"/>
    </style:style>
    <style:style style:name="P5" style:family="paragraph" style:parent-style-name="Contents_20_2">
      <style:paragraph-properties fo:margin-top="0mm" fo:margin-bottom="0mm" loext:contextual-spacing="false">
        <style:tab-stops>
          <style:tab-stop style:position="131mm" style:type="right" style:leader-style="dotted" style:leader-text="."/>
        </style:tab-stops>
      </style:paragraph-properties>
      <style:text-properties officeooo:paragraph-rsid="02151ece"/>
    </style:style>
    <style:style style:name="P6" style:family="paragraph" style:parent-style-name="Footer">
      <style:paragraph-properties fo:line-height="100%" fo:text-align="end" style:justify-single-word="false"/>
      <style:text-properties fo:font-size="9pt" officeooo:rsid="00723830" officeooo:paragraph-rsid="00723830" style:font-size-asian="9pt" style:font-size-complex="9pt"/>
    </style:style>
    <style:style style:name="P7" style:family="paragraph" style:parent-style-name="Footer">
      <style:paragraph-properties fo:line-height="100%" fo:text-align="end" style:justify-single-word="false"/>
      <style:text-properties fo:font-size="9pt" officeooo:rsid="0186715f" officeooo:paragraph-rsid="0186715f" style:font-size-asian="9pt" style:font-size-complex="9pt"/>
    </style:style>
    <style:style style:name="P8" style:family="paragraph" style:parent-style-name="Footer">
      <style:text-properties fo:font-size="8pt" officeooo:paragraph-rsid="01ab73a7" style:font-size-asian="8pt" style:font-size-complex="8pt"/>
    </style:style>
    <style:style style:name="P9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9e19e1" officeooo:paragraph-rsid="0218b738" style:font-size-asian="8pt" style:font-style-asian="normal" style:font-size-complex="8pt"/>
    </style:style>
    <style:style style:name="P10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6b1a1" officeooo:paragraph-rsid="0186b1a1" style:font-size-asian="8pt" style:font-style-asian="normal" style:font-size-complex="8pt"/>
    </style:style>
    <style:style style:name="P11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6b1a1" officeooo:paragraph-rsid="019e19e1" style:font-size-asian="8pt" style:font-style-asian="normal" style:font-size-complex="8pt"/>
    </style:style>
    <style:style style:name="P12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language="ru" fo:country="RU" fo:font-style="normal" officeooo:rsid="0218b738" officeooo:paragraph-rsid="0218b738" style:font-size-asian="8pt" style:font-style-asian="normal" style:font-size-complex="8pt"/>
    </style:style>
    <style:style style:name="P13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officeooo:paragraph-rsid="018a1a2d" style:font-size-asian="8pt" style:font-size-complex="8pt"/>
    </style:style>
    <style:style style:name="P14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officeooo:paragraph-rsid="015acfd1" style:font-size-asian="8pt" style:font-size-complex="8pt"/>
    </style:style>
    <style:style style:name="P15" style:family="paragraph" style:parent-style-name="Table_20_Contents">
      <style:paragraph-properties fo:line-height="100%" fo:text-align="end" style:justify-single-word="false"/>
      <style:text-properties fo:font-size="8pt" officeooo:rsid="019e19e1" officeooo:paragraph-rsid="019e19e1" style:font-size-asian="8pt" style:font-size-complex="8pt"/>
    </style:style>
    <style:style style:name="P16" style:family="paragraph" style:parent-style-name="Table_20_Contents">
      <style:paragraph-properties fo:line-height="100%" fo:text-align="end" style:justify-single-word="false"/>
      <style:text-properties fo:font-size="8pt" officeooo:rsid="019e19e1" officeooo:paragraph-rsid="0218b738" style:font-size-asian="8pt" style:font-size-complex="8pt"/>
    </style:style>
    <style:style style:name="P17" style:family="paragraph" style:parent-style-name="Table_20_Contents">
      <style:paragraph-properties fo:line-height="100%" fo:text-align="end" style:justify-single-word="false"/>
      <style:text-properties fo:font-size="8pt" officeooo:rsid="0218b738" officeooo:paragraph-rsid="0218b738" style:font-size-asian="8pt" style:font-size-complex="8pt"/>
    </style:style>
    <style:style style:name="P18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86b1a1" style:font-size-asian="8pt" style:font-size-complex="8pt"/>
    </style:style>
    <style:style style:name="P19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919272" style:font-size-asian="8pt" style:font-size-complex="8pt"/>
    </style:style>
    <style:style style:name="P20" style:family="paragraph" style:parent-style-name="Table_20_Contents">
      <style:paragraph-properties fo:line-height="100%" fo:text-align="end" style:justify-single-word="false"/>
      <style:text-properties fo:font-size="8pt" officeooo:paragraph-rsid="018a1a2d" style:font-size-asian="8pt" style:font-size-complex="8pt"/>
    </style:style>
    <style:style style:name="P21" style:family="paragraph" style:parent-style-name="Table_20_Contents">
      <style:paragraph-properties fo:line-height="100%" fo:text-align="end" style:justify-single-word="false"/>
      <style:text-properties fo:font-size="8pt" officeooo:paragraph-rsid="01a93755" style:font-size-asian="8pt" style:font-size-complex="8pt"/>
    </style:style>
    <style:style style:name="P22" style:family="paragraph" style:parent-style-name="Table_20_Contents">
      <style:paragraph-properties fo:line-height="100%" fo:text-align="end" style:justify-single-word="false"/>
      <style:text-properties fo:font-size="8pt" fo:language="en" fo:country="US" officeooo:rsid="0218b738" officeooo:paragraph-rsid="0218b738" style:font-size-asian="8pt" style:font-size-complex="8pt"/>
    </style:style>
    <style:style style:name="P23" style:family="paragraph" style:parent-style-name="Standard">
      <loext:graphic-properties draw:fill-image-width="0mm" draw:fill-image-height="0mm"/>
      <style:paragraph-properties fo:margin-top="3mm" fo:margin-bottom="0mm" loext:contextual-spacing="false" fo:line-height="100%" fo:text-align="center" style:justify-single-word="false" fo:padding="0mm" fo:border="none" style:shadow="none" style:writing-mode="page"/>
      <style:text-properties fo:font-weight="bold" officeooo:rsid="0152e41d" officeooo:paragraph-rsid="0152e41d" style:font-weight-asian="bold" style:font-weight-complex="bold"/>
    </style:style>
    <style:style style:name="P24" style:family="paragraph" style:parent-style-name="Standard">
      <loext:graphic-properties draw:fill-image-width="0mm" draw:fill-image-height="0mm"/>
      <style:paragraph-properties fo:margin-top="3mm" fo:margin-bottom="0mm" loext:contextual-spacing="false" fo:line-height="100%" fo:text-align="center" style:justify-single-word="false" fo:padding="0mm" fo:border="none" style:shadow="none" style:writing-mode="page"/>
      <style:text-properties fo:font-weight="bold" officeooo:rsid="015998a4" officeooo:paragraph-rsid="015998a4" style:font-weight-asian="bold" style:font-weight-complex="bold"/>
    </style:style>
    <style:style style:name="P25" style:family="paragraph" style:parent-style-name="Верхний_20_колонтитул_20_правая_20_страница">
      <style:paragraph-properties fo:text-align="end" style:justify-single-word="false" fo:padding="0.3mm" fo:border="none" style:writing-mode="page">
        <style:tab-stops>
          <style:tab-stop style:position="23.5mm"/>
          <style:tab-stop style:position="150mm" style:type="right"/>
        </style:tab-stops>
      </style:paragraph-properties>
      <style:text-properties fo:font-style="normal" officeooo:rsid="013adaa1" officeooo:paragraph-rsid="01c08668" style:font-style-asian="normal" style:font-style-complex="normal"/>
    </style:style>
    <style:style style:name="P26" style:family="paragraph" style:parent-style-name="Верхний_20_колонтитул_20_правая_20_страница">
      <style:paragraph-properties fo:text-align="start" style:justify-single-word="false" fo:padding="0.3mm" fo:border="none" style:writing-mode="page"/>
      <style:text-properties fo:font-style="normal" officeooo:rsid="013adaa1" officeooo:paragraph-rsid="01b379dd" style:font-style-asian="normal" style:font-style-complex="normal"/>
    </style:style>
    <style:style style:name="P27" style:family="paragraph" style:parent-style-name="Standard">
      <style:paragraph-properties fo:line-height="4.9mm" style:writing-mode="page">
        <style:tab-stops/>
      </style:paragraph-properties>
      <style:text-properties style:font-name="Liberation Serif4" fo:font-size="12pt" fo:font-weight="bold" officeooo:rsid="018a1a2d" officeooo:paragraph-rsid="018a1a2d" style:font-size-asian="12pt" style:font-weight-asian="bold" style:font-name-complex="Liberation Serif4" style:font-size-complex="12pt" style:font-weight-complex="bold"/>
    </style:style>
    <style:style style:name="P28" style:family="paragraph" style:parent-style-name="Без_20_интервала">
      <style:paragraph-properties fo:line-height="4.9mm" style:writing-mode="page">
        <style:tab-stops/>
      </style:paragraph-properties>
      <style:text-properties style:font-name="Liberation Serif4" fo:font-size="12pt" fo:language="en" fo:country="US" fo:font-weight="bold" officeooo:rsid="01ac1623" officeooo:paragraph-rsid="01dcd814" style:font-size-asian="12pt" style:font-weight-asian="bold" style:font-name-complex="Liberation Serif4" style:font-size-complex="12pt" style:font-weight-complex="bold"/>
    </style:style>
    <style:style style:name="P29" style:family="paragraph" style:parent-style-name="Standard">
      <style:paragraph-properties fo:line-height="8.47mm"/>
      <style:text-properties fo:font-weight="bold" officeooo:paragraph-rsid="0058f8b8" style:font-weight-asian="bold" style:font-weight-complex="bold"/>
    </style:style>
    <style:style style:name="P30" style:family="paragraph" style:parent-style-name="Standard">
      <style:paragraph-properties fo:line-height="150%"/>
      <style:text-properties style:font-name="Liberation Serif4" fo:font-size="9pt" officeooo:paragraph-rsid="0058f8b8" style:font-size-asian="9pt" style:font-size-complex="9pt"/>
    </style:style>
    <style:style style:name="P31" style:family="paragraph" style:parent-style-name="Standard">
      <style:paragraph-properties fo:line-height="100%"/>
      <style:text-properties style:font-name="Liberation Serif4" fo:font-size="9pt" style:font-size-asian="9pt" style:font-size-complex="9pt"/>
    </style:style>
    <style:style style:name="P32" style:family="paragraph" style:parent-style-name="Standard">
      <style:paragraph-properties fo:line-height="100%"/>
      <style:text-properties style:font-name="Liberation Serif4" fo:font-size="9pt" officeooo:paragraph-rsid="0058f8b8" style:font-size-asian="9pt" style:font-size-complex="9pt"/>
    </style:style>
    <style:style style:name="P33" style:family="paragraph" style:parent-style-name="Standard">
      <style:paragraph-properties fo:line-height="100%"/>
      <style:text-properties style:font-name="Liberation Serif4" fo:font-size="9pt" fo:language="en" fo:country="US" officeooo:rsid="01ac1623" officeooo:paragraph-rsid="01ac1623" style:font-size-asian="9pt" style:font-size-complex="9pt"/>
    </style:style>
    <style:style style:name="P34" style:family="paragraph" style:parent-style-name="Standard">
      <style:paragraph-properties fo:line-height="100%"/>
      <style:text-properties style:font-name="Liberation Serif3" fo:font-size="9pt" fo:language="en" fo:country="US" officeooo:rsid="01ac1623" officeooo:paragraph-rsid="01dcd814" style:font-size-asian="9pt" style:font-size-complex="9pt"/>
    </style:style>
    <style:style style:name="P35" style:family="paragraph" style:parent-style-name="Standard">
      <style:paragraph-properties fo:margin-top="2.12mm" fo:margin-bottom="0mm" loext:contextual-spacing="false" fo:line-height="3.88mm"/>
      <style:text-properties fo:font-size="8pt" fo:font-style="italic" officeooo:paragraph-rsid="0058f8b8" style:font-size-asian="8pt" style:font-style-asian="italic" style:font-name-complex="Liberation Serif4"/>
    </style:style>
    <style:style style:name="P36" style:family="paragraph" style:parent-style-name="Standard">
      <style:paragraph-properties fo:margin-top="2.12mm" fo:margin-bottom="0mm" loext:contextual-spacing="false" fo:line-height="3.88mm"/>
      <style:text-properties style:font-name="Liberation Serif4" fo:font-size="9pt" officeooo:paragraph-rsid="0058f8b8" style:font-size-asian="9pt" style:font-size-complex="9pt"/>
    </style:style>
    <style:style style:name="P37" style:family="paragraph" style:parent-style-name="Standard">
      <style:paragraph-properties fo:margin-top="2.12mm" fo:margin-bottom="0mm" loext:contextual-spacing="false" fo:line-height="3.88mm"/>
      <style:text-properties style:font-name="Liberation Serif4" fo:font-size="9pt" fo:font-style="italic" officeooo:paragraph-rsid="0058f8b8" style:font-size-asian="9pt" style:font-style-asian="italic" style:font-size-complex="9pt"/>
    </style:style>
    <style:style style:name="P38" style:family="paragraph" style:parent-style-name="Standard">
      <style:paragraph-properties fo:margin-top="2.12mm" fo:margin-bottom="0mm" loext:contextual-spacing="false" fo:line-height="3.88mm" style:writing-mode="page"/>
      <style:text-properties style:font-name="Liberation Serif4" fo:font-size="9pt" fo:font-style="normal" officeooo:rsid="015c4aa2" officeooo:paragraph-rsid="015c4aa2" style:font-size-asian="9pt" style:font-style-asian="normal" style:font-size-complex="9pt" style:font-style-complex="normal"/>
    </style:style>
    <style:style style:name="P39" style:family="paragraph" style:parent-style-name="Без_20_интервала">
      <style:paragraph-properties fo:margin-top="2.12mm" fo:margin-bottom="0mm" loext:contextual-spacing="false" fo:line-height="3.88mm" style:writing-mode="page"/>
      <style:text-properties style:font-name="Liberation Serif4" fo:font-size="9pt" fo:font-style="normal" officeooo:rsid="015c4aa2" officeooo:paragraph-rsid="01dcd814" style:font-size-asian="9pt" style:font-style-asian="normal" style:font-size-complex="9pt" style:font-style-complex="normal"/>
    </style:style>
    <style:style style:name="P40" style:family="paragraph" style:parent-style-name="Standard">
      <style:paragraph-properties fo:margin-top="2.7mm" fo:margin-bottom="1.8mm" loext:contextual-spacing="false" fo:line-height="6.17mm" fo:text-align="center" style:justify-single-word="false" style:writing-mode="page"/>
      <style:text-properties fo:font-size="9pt" fo:font-style="normal" fo:font-weight="bold" officeooo:paragraph-rsid="006dabb6" style:font-size-asian="9pt" style:font-style-asian="normal" style:font-weight-asian="bold" style:font-size-complex="9pt" style:font-style-complex="normal" style:font-weight-complex="bold"/>
    </style:style>
    <style:style style:name="P41" style:family="paragraph" style:parent-style-name="Standard">
      <style:paragraph-properties fo:margin-top="2.7mm" fo:margin-bottom="1.8mm" loext:contextual-spacing="false" fo:line-height="6.17mm" fo:text-align="center" style:justify-single-word="false" style:writing-mode="page"/>
      <style:text-properties style:font-name="Liberation Serif4" fo:font-size="9pt" fo:language="en" fo:country="US" fo:font-style="normal" fo:font-weight="bold" officeooo:paragraph-rsid="01d76f4e" style:font-size-asian="9pt" style:font-style-asian="normal" style:font-weight-asian="bold" style:font-size-complex="9pt" style:font-style-complex="normal" style:font-weight-complex="bold"/>
    </style:style>
    <style:style style:name="P42" style:family="paragraph" style:parent-style-name="Standard">
      <loext:graphic-properties draw:fill-image-width="0mm" draw:fill-image-height="0mm"/>
      <style:paragraph-properties fo:margin-top="2.5mm" fo:margin-bottom="2.59mm" loext:contextual-spacing="false" fo:line-height="100%" fo:text-align="center" style:justify-single-word="false" fo:padding="0mm" fo:border="none" style:shadow="none" style:writing-mode="page"/>
      <style:text-properties fo:font-variant="normal" fo:text-transform="none" fo:color="#000000" style:text-outline="false" style:text-line-through-style="none" style:text-line-through-type="none" style:font-name="Liberation Serif4" fo:font-size="12pt" fo:font-style="normal" fo:text-shadow="none" style:text-underline-style="none" fo:font-weight="bold" officeooo:rsid="0130c4b5" officeooo:paragraph-rsid="01baa73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Standard">
      <loext:graphic-properties draw:fill-image-width="0mm" draw:fill-image-height="0mm"/>
      <style:paragraph-properties fo:margin-top="3mm" fo:margin-bottom="2.5mm" loext:contextual-spacing="false" fo:line-height="100%" fo:text-align="center" style:justify-single-word="false" fo:padding="0mm" fo:border="none" style:shadow="none" style:writing-mode="page"/>
      <style:text-properties fo:font-variant="normal" fo:text-transform="none" fo:color="#000000" style:text-outline="false" style:text-line-through-style="none" style:text-line-through-type="none" style:font-name="Liberation Serif4" fo:font-size="12pt" fo:font-style="normal" fo:text-shadow="none" style:text-underline-style="none" fo:font-weight="bold" officeooo:rsid="019ccd01" officeooo:paragraph-rsid="01baa73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Standard">
      <loext:graphic-properties draw:fill-image-width="0mm" draw:fill-image-height="0mm"/>
      <style:paragraph-properties fo:margin-top="4mm" fo:margin-bottom="0mm" loext:contextual-spacing="false" fo:line-height="100%" fo:text-align="center" style:justify-single-word="false" fo:padding="0mm" fo:border="none" style:shadow="none" style:writing-mode="page"/>
      <style:text-properties fo:font-size="24pt" fo:font-weight="bold" officeooo:rsid="01925bed" officeooo:paragraph-rsid="01c72cfd" style:font-size-asian="24pt" style:font-weight-asian="bold" style:font-size-complex="24pt" style:font-weight-complex="bold"/>
    </style:style>
    <style:style style:name="P45" style:family="paragraph" style:parent-style-name="Standard">
      <loext:graphic-properties draw:fill-image-width="0mm" draw:fill-image-height="0mm"/>
      <style:paragraph-properties fo:margin-top="4mm" fo:margin-bottom="0mm" loext:contextual-spacing="false" fo:line-height="100%" fo:text-align="center" style:justify-single-word="false" fo:padding="0mm" fo:border="none" style:shadow="none" style:writing-mode="page"/>
      <style:text-properties fo:text-transform="uppercase" style:font-name="Liberation Serif4" fo:font-size="24pt" fo:font-weight="bold" officeooo:rsid="019ccd01" officeooo:paragraph-rsid="01d6b62e" style:font-size-asian="24pt" style:font-weight-asian="bold" style:font-size-complex="24pt" style:font-weight-complex="bold"/>
    </style:style>
    <style:style style:name="P46" style:family="paragraph" style:parent-style-name="Информация_20_о_20_журнале">
      <loext:graphic-properties draw:fill="none"/>
      <style:paragraph-properties fo:margin-left="0mm" fo:margin-right="1.5mm" fo:text-indent="0mm" style:auto-text-indent="false" fo:background-color="transparent" style:writing-mode="page"/>
      <style:text-properties style:font-name="Liberation Serif4" fo:font-size="8pt" officeooo:paragraph-rsid="01c7bd06" style:font-size-asian="8pt" style:font-size-complex="8pt"/>
    </style:style>
    <style:style style:name="P47" style:family="paragraph" style:parent-style-name="Информация_20_о_20_журнале">
      <loext:graphic-properties draw:fill="none"/>
      <style:paragraph-properties fo:margin-left="0mm" fo:margin-right="1.5mm" fo:margin-top="0mm" fo:margin-bottom="1.01mm" loext:contextual-spacing="false" fo:text-indent="0mm" style:auto-text-indent="false" fo:background-color="transparent" style:writing-mode="page"/>
      <style:text-properties style:font-name="Liberation Serif4" fo:font-size="8pt" officeooo:paragraph-rsid="01d46990" style:font-size-asian="8pt" style:font-size-complex="8pt"/>
    </style:style>
    <style:style style:name="P48" style:family="paragraph" style:parent-style-name="Standard">
      <loext:graphic-properties draw:fill="none"/>
      <style:paragraph-properties fo:margin-left="0mm" fo:margin-right="1.5mm" fo:margin-top="0mm" fo:margin-bottom="0mm" loext:contextual-spacing="false" fo:line-height="3.19mm" fo:text-align="justify" style:justify-single-word="false" fo:text-indent="0mm" style:auto-text-indent="false" fo:background-color="transparent" style:writing-mode="page"/>
      <style:text-properties style:font-name="Liberation Serif4" fo:font-size="8pt" officeooo:paragraph-rsid="01d99870" style:font-size-asian="8pt" style:font-size-complex="8pt"/>
    </style:style>
    <style:style style:name="P49" style:family="paragraph" style:parent-style-name="Standard">
      <loext:graphic-properties draw:fill="none"/>
      <style:paragraph-properties fo:margin-left="0mm" fo:margin-right="1.5mm" fo:margin-top="1.99mm" fo:margin-bottom="0mm" loext:contextual-spacing="false" fo:line-height="3.19mm" fo:text-align="justify" style:justify-single-word="false" fo:text-indent="0mm" style:auto-text-indent="false" fo:background-color="transparent" style:writing-mode="page"/>
      <style:text-properties style:font-name="Liberation Serif4" fo:font-size="8pt" officeooo:paragraph-rsid="01d99870" style:font-size-asian="8pt" style:font-size-complex="8pt"/>
    </style:style>
    <style:style style:name="P50" style:family="paragraph" style:parent-style-name="Информация_20_о_20_журнале">
      <loext:graphic-properties draw:fill="none"/>
      <style:paragraph-properties fo:margin-left="0mm" fo:margin-right="1.5mm" fo:margin-top="1.99mm" fo:margin-bottom="0mm" loext:contextual-spacing="false" fo:text-indent="0mm" style:auto-text-indent="false" fo:background-color="transparent" style:writing-mode="page"/>
      <style:text-properties style:font-name="Liberation Serif4" fo:font-size="8pt" officeooo:paragraph-rsid="01d0598a" style:font-size-asian="8pt" style:font-size-complex="8pt"/>
    </style:style>
    <style:style style:name="P51" style:family="paragraph" style:parent-style-name="Информация_20_о_20_журнале">
      <loext:graphic-properties draw:fill="none"/>
      <style:paragraph-properties fo:margin-left="0mm" fo:margin-right="1.5mm" fo:margin-top="1.99mm" fo:margin-bottom="0mm" loext:contextual-spacing="false" fo:text-indent="0mm" style:auto-text-indent="false" fo:background-color="transparent" style:writing-mode="page"/>
      <style:text-properties style:font-name="Liberation Serif4" fo:font-size="8pt" officeooo:paragraph-rsid="01d150f9" style:font-size-asian="8pt" style:font-size-complex="8pt"/>
    </style:style>
    <style:style style:name="P52" style:family="paragraph" style:parent-style-name="Standard">
      <loext:graphic-properties draw:fill="none"/>
      <style:paragraph-properties fo:margin-left="0mm" fo:margin-right="1.5mm" fo:margin-top="3mm" fo:margin-bottom="0mm" loext:contextual-spacing="false" fo:text-indent="0mm" style:auto-text-indent="false" fo:background-color="transparent" style:writing-mode="page"/>
      <style:text-properties style:font-name="Liberation Serif4" fo:font-size="8pt" officeooo:paragraph-rsid="01d57b60" style:font-size-asian="8pt" style:font-size-complex="8pt"/>
    </style:style>
    <style:style style:name="P53" style:family="paragraph" style:parent-style-name="Информация_20_о_20_журнале">
      <style:paragraph-properties fo:margin-left="1.5mm" fo:margin-right="0mm" fo:margin-top="0mm" fo:margin-bottom="0mm" loext:contextual-spacing="false" fo:text-indent="0mm" style:auto-text-indent="false"/>
      <style:text-properties officeooo:paragraph-rsid="01d32fd4"/>
    </style:style>
    <style:style style:name="P54" style:family="paragraph" style:parent-style-name="Информация_20_о_20_журнале">
      <style:paragraph-properties fo:margin-left="1.5mm" fo:margin-right="0mm" fo:margin-top="0mm" fo:margin-bottom="0mm" loext:contextual-spacing="false" fo:text-indent="0mm" style:auto-text-indent="false"/>
      <style:text-properties officeooo:paragraph-rsid="01d76f4e"/>
    </style:style>
    <style:style style:name="P55" style:family="paragraph" style:parent-style-name="Информация_20_о_20_журнале">
      <style:paragraph-properties fo:margin-left="1.5mm" fo:margin-right="0mm" fo:margin-top="0mm" fo:margin-bottom="0mm" loext:contextual-spacing="false" fo:text-indent="0mm" style:auto-text-indent="false" style:writing-mode="page"/>
      <style:text-properties officeooo:paragraph-rsid="01d99870"/>
    </style:style>
    <style:style style:name="P56" style:family="paragraph" style:parent-style-name="Информация_20_о_20_журнале">
      <style:paragraph-properties fo:margin-left="1.5mm" fo:margin-right="0mm" fo:margin-top="0mm" fo:margin-bottom="1.01mm" loext:contextual-spacing="false" fo:text-indent="0mm" style:auto-text-indent="false" style:writing-mode="page"/>
      <style:text-properties style:font-name="Liberation Serif4" fo:font-size="8pt" fo:letter-spacing="0.04mm" officeooo:paragraph-rsid="02013835" style:font-size-asian="8pt" style:font-size-complex="8pt"/>
    </style:style>
    <style:style style:name="P57" style:family="paragraph" style:parent-style-name="Информация_20_о_20_журнале">
      <style:paragraph-properties fo:margin-left="1.5mm" fo:margin-right="0mm" fo:margin-top="0mm" fo:margin-bottom="1.01mm" loext:contextual-spacing="false" fo:text-indent="0mm" style:auto-text-indent="false" style:writing-mode="page"/>
      <style:text-properties style:font-name="Liberation Serif4" fo:font-size="8pt" fo:font-weight="normal" officeooo:paragraph-rsid="0202b024" style:font-size-asian="8pt" style:font-weight-asian="normal" style:font-size-complex="8pt" style:font-weight-complex="normal"/>
    </style:style>
    <style:style style:name="P58" style:family="paragraph" style:parent-style-name="Информация_20_о_20_журнале">
      <loext:graphic-properties draw:fill="none"/>
      <style:paragraph-properties fo:margin-left="1.5mm" fo:margin-right="0mm" fo:margin-top="1.99mm" fo:margin-bottom="0mm" loext:contextual-spacing="false" fo:text-indent="0mm" style:auto-text-indent="false" fo:background-color="transparent" style:writing-mode="page"/>
      <style:text-properties style:font-name="Liberation Serif4" fo:font-size="8pt" officeooo:paragraph-rsid="01c766c2" style:font-size-asian="8pt" style:font-size-complex="8pt"/>
    </style:style>
    <style:style style:name="P59" style:family="paragraph" style:parent-style-name="Информация_20_о_20_журнале">
      <style:paragraph-properties fo:margin-left="1.5mm" fo:margin-right="0mm" fo:margin-top="1.99mm" fo:margin-bottom="0mm" loext:contextual-spacing="false" fo:text-indent="0mm" style:auto-text-indent="false" style:writing-mode="page"/>
      <style:text-properties style:font-name="Liberation Serif4" fo:font-size="8pt" fo:font-weight="normal" officeooo:paragraph-rsid="01d99870" style:font-size-asian="8pt" style:font-weight-asian="normal" style:font-size-complex="8pt" style:font-weight-complex="normal"/>
    </style:style>
    <style:style style:name="P60" style:family="paragraph" style:parent-style-name="Информация_20_о_20_журнале">
      <style:paragraph-properties fo:margin-left="1.5mm" fo:margin-right="0mm" fo:margin-top="1.99mm" fo:margin-bottom="0mm" loext:contextual-spacing="false" fo:text-indent="0mm" style:auto-text-indent="false"/>
      <style:text-properties style:font-name="Liberation Serif4" fo:font-size="8pt" officeooo:paragraph-rsid="01d32fd4" style:font-size-asian="8pt" style:font-size-complex="8pt"/>
    </style:style>
    <style:style style:name="P61" style:family="paragraph" style:parent-style-name="Информация_20_о_20_журнале">
      <style:paragraph-properties fo:margin-left="1.5mm" fo:margin-right="0mm" fo:margin-top="1.99mm" fo:margin-bottom="0mm" loext:contextual-spacing="false" fo:text-indent="0mm" style:auto-text-indent="false"/>
      <style:text-properties style:font-name="Liberation Serif4" fo:font-size="8pt" fo:font-weight="normal" officeooo:paragraph-rsid="01d99870" style:font-size-asian="8pt" style:font-weight-asian="normal" style:font-size-complex="8pt" style:font-weight-complex="normal"/>
    </style:style>
    <style:style style:name="P62" style:family="paragraph" style:parent-style-name="Standard">
      <style:paragraph-properties fo:margin-top="5.5mm" fo:margin-bottom="0mm" loext:contextual-spacing="false" fo:line-height="100%" fo:text-align="center" style:justify-single-word="false" style:writing-mode="page"/>
      <style:text-properties fo:font-size="9pt" fo:font-weight="bold" officeooo:rsid="016baf6f" officeooo:paragraph-rsid="01d0598a" style:font-size-asian="9pt" style:font-weight-asian="bold" style:font-size-complex="9pt" style:font-weight-complex="bold"/>
    </style:style>
    <style:style style:name="P63" style:family="paragraph" style:parent-style-name="Standard">
      <style:paragraph-properties fo:margin-top="5.5mm" fo:margin-bottom="0mm" loext:contextual-spacing="false" fo:line-height="100%" fo:text-align="center" style:justify-single-word="false" style:writing-mode="page"/>
      <style:text-properties fo:font-size="9pt" officeooo:rsid="016baf6f" officeooo:paragraph-rsid="01d6b62e" style:font-size-asian="9pt" style:font-size-complex="9pt"/>
    </style:style>
    <style:style style:name="P64" style:family="paragraph" style:parent-style-name="Standard">
      <style:paragraph-properties fo:margin-top="0mm" fo:margin-bottom="2.12mm" loext:contextual-spacing="false" fo:line-height="3.88mm"/>
      <style:text-properties style:font-name="Liberation Serif4" fo:font-size="9pt" fo:font-style="italic" officeooo:paragraph-rsid="0058f8b8" style:font-size-asian="9pt" style:font-style-asian="italic" style:font-name-complex="Liberation Serif4" style:font-size-complex="9pt"/>
    </style:style>
    <style:style style:name="P65" style:family="paragraph" style:parent-style-name="Standard">
      <style:paragraph-properties fo:margin-top="0mm" fo:margin-bottom="2.12mm" loext:contextual-spacing="false" fo:line-height="3.88mm" fo:text-align="start" style:justify-single-word="false"/>
      <style:text-properties style:font-name="Liberation Serif4" fo:font-size="9pt" officeooo:paragraph-rsid="018a89c5" style:font-size-asian="9pt" style:font-size-complex="9pt"/>
    </style:style>
    <style:style style:name="P66" style:family="paragraph" style:parent-style-name="Без_20_интервала">
      <style:paragraph-properties fo:margin-top="0mm" fo:margin-bottom="2.12mm" loext:contextual-spacing="false" fo:line-height="3.88mm" fo:text-align="start" style:justify-single-word="false"/>
      <style:text-properties style:font-name="Liberation Serif3" fo:font-size="9pt" officeooo:paragraph-rsid="01dcd814" style:font-size-asian="9pt" style:font-size-complex="9pt"/>
    </style:style>
    <style:style style:name="P67" style:family="paragraph" style:parent-style-name="Text_20_body">
      <style:paragraph-properties fo:line-height="4mm"/>
      <style:text-properties fo:font-size="10pt" style:font-size-asian="10pt" style:font-size-complex="10pt"/>
    </style:style>
    <style:style style:name="P68" style:family="paragraph" style:parent-style-name="Text_20_body">
      <style:paragraph-properties fo:line-height="4mm"/>
      <style:text-properties fo:font-size="10pt" fo:letter-spacing="-0.07mm" style:font-size-asian="10pt" style:font-size-complex="10pt"/>
    </style:style>
    <style:style style:name="P69" style:family="paragraph" style:parent-style-name="Text_20_body">
      <style:paragraph-properties fo:line-height="4mm"/>
      <style:text-properties fo:font-size="10pt" fo:letter-spacing="-0.04mm" style:font-size-asian="10pt" style:font-size-complex="10pt"/>
    </style:style>
    <style:style style:name="P70" style:family="paragraph" style:parent-style-name="Text_20_body">
      <style:paragraph-properties fo:line-height="4mm"/>
    </style:style>
    <style:style style:name="P71" style:family="paragraph" style:parent-style-name="Редколлегия">
      <style:paragraph-properties fo:margin-top="0mm" fo:margin-bottom="11.5mm" loext:contextual-spacing="false"/>
    </style:style>
    <style:style style:name="P72" style:family="paragraph" style:parent-style-name="Без_20_интервала">
      <style:text-properties style:font-name="Liberation Serif4" fo:font-size="9pt" officeooo:paragraph-rsid="01dcd814" style:font-size-asian="9pt" style:font-size-complex="9pt"/>
    </style:style>
    <style:style style:name="P73" style:family="paragraph" style:parent-style-name="Без_20_интервала">
      <style:paragraph-properties fo:line-height="3.88mm"/>
      <style:text-properties style:font-name="Liberation Serif4" fo:font-size="9pt" officeooo:paragraph-rsid="01dcd814" style:font-size-asian="9pt" style:font-size-complex="9pt"/>
    </style:style>
    <style:style style:name="P74" style:family="paragraph" style:parent-style-name="Без_20_интервала">
      <style:text-properties style:font-name="Liberation Serif4" fo:font-size="9pt" fo:font-style="italic" officeooo:rsid="018a89c5" officeooo:paragraph-rsid="01dcd814" style:font-size-asian="9pt" style:font-style-asian="italic" style:font-size-complex="9pt" style:font-style-complex="italic"/>
    </style:style>
    <style:style style:name="P75" style:family="paragraph" style:parent-style-name="Standard">
      <style:paragraph-properties fo:margin-top="2.59mm" fo:margin-bottom="0mm" loext:contextual-spacing="false" fo:line-height="100%" fo:text-align="center" style:justify-single-word="false" style:writing-mode="page"/>
      <style:text-properties fo:text-transform="uppercase" style:font-name="Liberation Serif4" fo:font-size="15pt" fo:font-weight="bold" officeooo:paragraph-rsid="01d32fd4" style:font-size-asian="15pt" style:font-weight-asian="bold" style:font-size-complex="15pt" style:font-weight-complex="bold"/>
    </style:style>
    <style:style style:name="P76" style:family="paragraph" style:parent-style-name="Standard">
      <loext:graphic-properties draw:fill-image-width="0mm" draw:fill-image-height="0mm"/>
      <style:paragraph-properties fo:margin-top="2.59mm" fo:margin-bottom="0mm" loext:contextual-spacing="false" fo:line-height="100%" fo:text-align="center" style:justify-single-word="false" fo:padding="0mm" fo:border="none" style:shadow="none" style:writing-mode="page"/>
      <style:text-properties fo:text-transform="uppercase" style:font-name="Liberation Serif4" fo:font-size="15pt" fo:language="en" fo:country="US" fo:font-weight="bold" officeooo:rsid="019ccd01" officeooo:paragraph-rsid="01d6b62e" style:font-size-asian="15pt" style:font-weight-asian="bold" style:font-size-complex="15pt" style:font-weight-complex="bold"/>
    </style:style>
    <style:style style:name="P77" style:family="paragraph" style:parent-style-name="Standard">
      <style:paragraph-properties fo:margin-top="1.01mm" fo:margin-bottom="0mm" loext:contextual-spacing="false" fo:line-height="100%" fo:text-align="center" style:justify-single-word="false" style:writing-mode="page"/>
      <style:text-properties fo:font-size="9pt" officeooo:rsid="016baf6f" officeooo:paragraph-rsid="01d46990" style:font-size-asian="9pt" style:font-size-complex="9pt"/>
    </style:style>
    <style:style style:name="P78" style:family="paragraph" style:parent-style-name="Standard">
      <style:paragraph-properties fo:margin-top="1.01mm" fo:margin-bottom="0mm" loext:contextual-spacing="false" fo:line-height="100%" fo:text-align="center" style:justify-single-word="false" style:writing-mode="page"/>
      <style:text-properties fo:font-size="9pt" officeooo:rsid="016baf6f" officeooo:paragraph-rsid="01d0598a" style:font-size-asian="9pt" style:font-size-complex="9pt"/>
    </style:style>
    <style:style style:name="P79" style:family="paragraph" style:parent-style-name="Standard">
      <style:paragraph-properties fo:margin-top="1.01mm" fo:margin-bottom="0mm" loext:contextual-spacing="false" fo:line-height="100%" fo:text-align="center" style:justify-single-word="false" style:writing-mode="page"/>
      <style:text-properties style:font-name="Liberation Serif4" fo:font-size="9pt" officeooo:rsid="016baf6f" officeooo:paragraph-rsid="01d6b62e" style:font-size-asian="9pt" style:font-size-complex="9pt"/>
    </style:style>
    <style:style style:name="P80" style:family="paragraph" style:parent-style-name="Standard">
      <style:paragraph-properties fo:margin-top="1.01mm" fo:margin-bottom="0mm" loext:contextual-spacing="false" fo:line-height="100%" fo:text-align="center" style:justify-single-word="false"/>
      <style:text-properties style:font-name="Liberation Serif4" fo:font-size="9pt" officeooo:paragraph-rsid="01d6b62e" style:font-size-asian="9pt" style:font-size-complex="9pt"/>
    </style:style>
    <style:style style:name="P81" style:family="paragraph" style:parent-style-name="Standard">
      <style:paragraph-properties fo:margin-top="4mm" fo:margin-bottom="0.9mm" loext:contextual-spacing="false">
        <style:tab-stops>
          <style:tab-stop style:position="131mm" style:type="right" style:leader-style="dotted" style:leader-text="."/>
        </style:tab-stops>
      </style:paragraph-properties>
      <style:text-properties officeooo:paragraph-rsid="02137f60"/>
    </style:style>
    <style:style style:name="P82" style:family="paragraph" style:parent-style-name="Text_20_body">
      <loext:graphic-properties draw:fill="none" draw:fill-image-width="0mm" draw:fill-image-height="0mm"/>
      <style:paragraph-properties fo:margin-left="14.01mm" fo:margin-right="0mm" fo:margin-top="0mm" fo:margin-bottom="0mm" loext:contextual-spacing="true" fo:line-height="4mm" fo:text-align="justify" style:justify-single-word="false" fo:orphans="2" fo:widows="2" fo:hyphenation-ladder-count="3" fo:text-indent="0mm" style:auto-text-indent="false" fo:background-color="transparent" style:shadow="none" style:writing-mode="page">
        <style:tab-stops/>
      </style:paragraph-properties>
      <style:text-properties fo:font-size="10pt" style:font-size-asian="10pt" style:font-size-complex="10pt" fo:hyphenate="true" fo:hyphenation-remain-char-count="2" fo:hyphenation-push-char-count="2"/>
    </style:style>
    <style:style style:name="P83" style:family="paragraph" style:parent-style-name="Text_20_body" style:master-page-name="">
      <loext:graphic-properties draw:fill="none" draw:fill-image-width="0mm" draw:fill-image-height="0mm"/>
      <style:paragraph-properties fo:margin-left="14.01mm" fo:margin-right="0mm" fo:margin-top="0mm" fo:margin-bottom="0mm" loext:contextual-spacing="true" fo:line-height="4mm" fo:text-align="justify" style:justify-single-word="false" fo:orphans="2" fo:widows="2" fo:hyphenation-ladder-count="3" fo:text-indent="0mm" style:auto-text-indent="false" style:page-number="auto" fo:background-color="transparent" style:shadow="none" style:writing-mode="page">
        <style:tab-stops/>
      </style:paragraph-properties>
      <style:text-properties fo:font-size="10pt" style:font-size-asian="10pt" style:font-size-complex="10pt" fo:hyphenate="true" fo:hyphenation-remain-char-count="2" fo:hyphenation-push-char-count="2"/>
    </style:style>
    <style:style style:name="P84" style:family="paragraph" style:parent-style-name="Text_20_body" style:master-page-name="">
      <loext:graphic-properties draw:fill="none" draw:fill-image-width="0mm" draw:fill-image-height="0mm"/>
      <style:paragraph-properties fo:margin-left="17mm" fo:margin-right="0mm" fo:margin-top="0mm" fo:margin-bottom="0mm" loext:contextual-spacing="true" fo:line-height="4mm" fo:text-align="justify" style:justify-single-word="false" fo:orphans="2" fo:widows="2" fo:hyphenation-ladder-count="3" fo:text-indent="-3mm" style:auto-text-indent="false" style:page-number="auto" fo:background-color="transparent" style:shadow="none" style:writing-mode="page">
        <style:tab-stops/>
      </style:paragraph-properties>
      <style:text-properties fo:font-size="10pt" style:font-size-asian="10pt" style:font-size-complex="10pt" fo:hyphenate="true" fo:hyphenation-remain-char-count="2" fo:hyphenation-push-char-count="2"/>
    </style:style>
    <style:style style:name="P85" style:family="paragraph" style:parent-style-name="Contents_20_1">
      <style:paragraph-properties fo:margin-top="4.99mm" fo:margin-bottom="2.5mm" loext:contextual-spacing="false">
        <style:tab-stops/>
      </style:paragraph-properties>
    </style:style>
    <style:style style:name="P86" style:family="paragraph" style:parent-style-name="Contents_20_2">
      <style:paragraph-properties fo:margin-top="0mm" fo:margin-bottom="1.01mm" loext:contextual-spacing="false">
        <style:tab-stops>
          <style:tab-stop style:position="131mm" style:type="right" style:leader-style="dotted" style:leader-text="."/>
        </style:tab-stops>
      </style:paragraph-properties>
    </style:style>
    <style:style style:name="P87" style:family="paragraph" style:parent-style-name="Contents_20_2">
      <style:paragraph-properties fo:margin-top="0mm" fo:margin-bottom="1.01mm" loext:contextual-spacing="false">
        <style:tab-stops>
          <style:tab-stop style:position="131mm" style:type="right" style:leader-style="dotted" style:leader-text="."/>
        </style:tab-stops>
      </style:paragraph-properties>
      <style:text-properties officeooo:paragraph-rsid="02137f60"/>
    </style:style>
    <style:style style:name="P88" style:family="paragraph" style:parent-style-name="Contents_20_2">
      <style:paragraph-properties fo:margin-top="0mm" fo:margin-bottom="1.01mm" loext:contextual-spacing="false">
        <style:tab-stops>
          <style:tab-stop style:position="131mm" style:type="right" style:leader-style="dotted" style:leader-text="."/>
        </style:tab-stops>
      </style:paragraph-properties>
      <style:text-properties officeooo:paragraph-rsid="02151ece"/>
    </style:style>
    <style:style style:name="P89" style:family="paragraph" style:parent-style-name="Standard" style:master-page-name="Выпускная_20_страница">
      <style:paragraph-properties fo:margin-left="0mm" fo:margin-right="0mm" fo:line-height="8.47mm" fo:text-indent="0mm" style:auto-text-indent="false" style:page-number="auto" fo:break-before="page"/>
      <style:text-properties style:font-name="Liberation Serif4" fo:font-size="10pt" officeooo:paragraph-rsid="01dcd814" style:font-size-asian="10pt" style:font-size-complex="10pt"/>
    </style:style>
    <style:style style:name="P90" style:family="paragraph" style:parent-style-name="Contents_20_1" style:master-page-name="В_20_номере">
      <style:paragraph-properties fo:margin-top="0mm" fo:margin-bottom="2.5mm" loext:contextual-spacing="false" style:page-number="auto" fo:break-before="page">
        <style:tab-stops/>
      </style:paragraph-properties>
    </style:style>
    <style:style style:name="P91" style:family="paragraph" style:parent-style-name="Contents_20_1" style:master-page-name="Table_20_of_20_contents">
      <style:paragraph-properties fo:margin-top="0mm" fo:margin-bottom="2.5mm" loext:contextual-spacing="false" style:page-number="auto" fo:break-before="page">
        <style:tab-stops/>
      </style:paragraph-properties>
    </style:style>
    <style:style style:name="P92" style:family="paragraph" style:parent-style-name="Contents_20_1">
      <style:paragraph-properties fo:margin-top="4.99mm" fo:margin-bottom="2.5mm" loext:contextual-spacing="false">
        <style:tab-stops/>
      </style:paragraph-properties>
      <style:text-properties fo:language="en" fo:country="US" officeooo:rsid="02151ece" officeooo:paragraph-rsid="02151ece"/>
    </style:style>
    <style:style style:name="P93" style:family="paragraph" style:parent-style-name="Text_20_body" style:master-page-name="Первая_20_страница_20_статьи">
      <style:paragraph-properties style:page-number="auto" fo:break-before="page"/>
    </style:style>
    <style:style style:name="P94" style:family="paragraph" style:parent-style-name="Text_20_body" style:list-style-name="WW8Num5">
      <style:paragraph-properties fo:line-height="4mm"/>
      <style:text-properties fo:font-size="10pt" style:font-size-asian="10pt" style:font-size-complex="10pt"/>
    </style:style>
    <style:style style:name="P95" style:family="paragraph" style:parent-style-name="Text_20_body" style:list-style-name="WW8Num6">
      <style:paragraph-properties fo:line-height="4mm"/>
      <style:text-properties fo:font-size="10pt" style:font-size-asian="10pt" style:font-size-complex="10pt"/>
    </style:style>
    <style:style style:name="P96" style:family="paragraph" style:parent-style-name="Heading_20_2" style:master-page-name="Выпускная_20_страница">
      <style:paragraph-properties fo:margin-top="0mm" fo:margin-bottom="3mm" loext:contextual-spacing="false" style:page-number="auto" fo:break-before="pag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18a1a2d" style:font-style-asian="normal"/>
    </style:style>
    <style:style style:name="T3" style:family="text">
      <style:text-properties fo:font-style="normal" style:font-style-asian="normal" style:font-name-complex="Liberation Serif4" style:font-style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fo:font-weight="normal" officeooo:rsid="01925bed" style:font-style-asian="normal" style:font-weight-asian="normal" style:font-style-complex="normal" style:font-weight-complex="normal"/>
    </style:style>
    <style:style style:name="T7" style:family="text">
      <style:text-properties fo:font-style="normal" fo:background-color="transparent" loext:char-shading-value="0" style:font-style-asian="normal" style:font-name-complex="Liberation Serif4" style:font-style-complex="normal"/>
    </style:style>
    <style:style style:name="T8" style:family="text">
      <style:text-properties officeooo:rsid="009c3fa3"/>
    </style:style>
    <style:style style:name="T9" style:family="text">
      <style:text-properties officeooo:rsid="009f4cf9"/>
    </style:style>
    <style:style style:name="T10" style:family="text">
      <style:text-properties officeooo:rsid="0193a2ec"/>
    </style:style>
    <style:style style:name="T11" style:family="text">
      <style:text-properties fo:language="ru" fo:country="RU" officeooo:rsid="0218b738"/>
    </style:style>
    <style:style style:name="T12" style:family="text">
      <style:text-properties fo:language="ru" fo:country="RU" officeooo:rsid="021cb3a4"/>
    </style:style>
    <style:style style:name="T13" style:family="text">
      <style:text-properties fo:language="ru" fo:country="RU" officeooo:rsid="02201cd9"/>
    </style:style>
    <style:style style:name="T14" style:family="text">
      <style:text-properties fo:language="ru" fo:country="RU" officeooo:rsid="0220ed33"/>
    </style:style>
    <style:style style:name="T15" style:family="text">
      <style:text-properties officeooo:rsid="019e19e1"/>
    </style:style>
    <style:style style:name="T16" style:family="text">
      <style:text-properties fo:language="en" fo:country="US"/>
    </style:style>
    <style:style style:name="T17" style:family="text">
      <style:text-properties fo:language="en" fo:country="US" officeooo:rsid="0218b738"/>
    </style:style>
    <style:style style:name="T18" style:family="text">
      <style:text-properties fo:language="en" fo:country="US" officeooo:rsid="021cb3a4"/>
    </style:style>
    <style:style style:name="T19" style:family="text">
      <style:text-properties fo:language="en" fo:country="US" fo:font-style="italic" style:language-asian="en" style:country-asian="US" style:font-style-asian="italic"/>
    </style:style>
    <style:style style:name="T20" style:family="text">
      <style:text-properties fo:language="en" fo:country="US" fo:font-style="italic" style:font-style-asian="italic"/>
    </style:style>
    <style:style style:name="T21" style:family="text">
      <style:text-properties fo:language="en" fo:country="US" fo:font-style="italic" officeooo:rsid="023b0e66" style:font-style-asian="italic" style:font-style-complex="italic"/>
    </style:style>
    <style:style style:name="T22" style:family="text">
      <style:text-properties fo:language="en" fo:country="US" fo:font-style="italic" style:text-underline-style="none" fo:font-weight="normal" style:font-style-asian="italic" style:font-weight-asian="normal" style:font-style-complex="normal" style:font-weight-complex="normal"/>
    </style:style>
    <style:style style:name="T23" style:family="text">
      <style:text-properties fo:language="en" fo:country="US" fo:font-style="italic" style:font-name-asian="Calibri1" style:font-style-asian="italic"/>
    </style:style>
    <style:style style:name="T24" style:family="text">
      <style:text-properties fo:language="en" fo:country="US" fo:font-weight="bold" style:font-weight-asian="bold"/>
    </style:style>
    <style:style style:name="T25" style:family="text">
      <style:text-properties fo:language="en" fo:country="US" fo:font-weight="bold" style:font-name-asian="Calibri1" style:font-weight-asian="bold"/>
    </style:style>
    <style:style style:name="T26" style:family="text">
      <style:text-properties fo:language="en" fo:country="US" fo:font-weight="bold" style:font-name-asian="Calibri1" style:font-weight-asian="bold" style:text-scale="96%"/>
    </style:style>
    <style:style style:name="T27" style:family="text">
      <style:text-properties fo:language="en" fo:country="US" fo:font-weight="bold" style:font-name-asian="Calibri1" style:font-weight-asian="bold" style:font-weight-complex="bold"/>
    </style:style>
    <style:style style:name="T28" style:family="text">
      <style:text-properties fo:language="en" fo:country="US" fo:font-style="normal" style:text-underline-style="none" fo:font-weight="bold" style:font-style-asian="normal" style:font-weight-asian="bold" style:font-style-complex="normal" style:font-weight-complex="normal"/>
    </style:style>
    <style:style style:name="T29" style:family="text">
      <style:text-properties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30" style:family="text">
      <style:text-properties fo:language="en" fo:country="US" style:font-name-asian="Calibri1"/>
    </style:style>
    <style:style style:name="T31" style:family="text">
      <style:text-properties fo:language="en" fo:country="US" style:font-name-asian="Calibri1" style:text-scale="96%"/>
    </style:style>
    <style:style style:name="T32" style:family="text">
      <style:text-properties fo:language="en" fo:country="US" officeooo:rsid="02137f60"/>
    </style:style>
    <style:style style:name="T33" style:family="text">
      <style:text-properties fo:language="en" fo:country="US" officeooo:rsid="02151ece"/>
    </style:style>
    <style:style style:name="T34" style:family="text">
      <style:text-properties fo:language="en" fo:country="US" officeooo:rsid="02164fea"/>
    </style:style>
    <style:style style:name="T35" style:family="text">
      <style:text-properties fo:language="en" fo:country="US" officeooo:rsid="023b0e66"/>
    </style:style>
    <style:style style:name="T36" style:family="text">
      <style:text-properties officeooo:rsid="018a1a2d"/>
    </style:style>
    <style:style style:name="T37" style:family="text">
      <style:text-properties fo:font-style="italic" style:font-style-asian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officeooo:rsid="01925bed" style:font-style-asian="italic" style:font-style-complex="italic"/>
    </style:style>
    <style:style style:name="T40" style:family="text">
      <style:text-properties fo:font-style="italic" officeooo:rsid="01c766c2" style:font-style-asian="italic" style:font-style-complex="italic"/>
    </style:style>
    <style:style style:name="T41" style:family="text">
      <style:text-properties fo:font-style="italic" officeooo:rsid="02007353" style:font-style-asian="italic" style:font-style-complex="italic"/>
    </style:style>
    <style:style style:name="T42" style:family="text">
      <style:text-properties fo:font-style="italic" officeooo:rsid="0237b0e8" style:font-style-asian="italic" style:font-style-complex="italic"/>
    </style:style>
    <style:style style:name="T43" style:family="text">
      <style:text-properties fo:font-style="italic" officeooo:rsid="0239a66a" style:font-style-asian="italic" style:font-style-complex="italic"/>
    </style:style>
    <style:style style:name="T44" style:family="text">
      <style:text-properties fo:font-style="italic" officeooo:rsid="0239ec8f" style:font-style-asian="italic" style:font-style-complex="italic"/>
    </style:style>
    <style:style style:name="T45" style:family="text">
      <style:text-properties fo:font-style="italic" officeooo:rsid="023b0e66" style:font-style-asian="italic" style:font-style-complex="italic"/>
    </style:style>
    <style:style style:name="T46" style:family="text">
      <style:text-properties fo:font-style="italic" officeooo:rsid="02007353" style:font-style-asian="italic"/>
    </style:style>
    <style:style style:name="T47" style:family="text">
      <style:text-properties fo:font-style="italic" style:text-underline-style="none" fo:font-weight="normal" officeooo:rsid="01925bed" style:font-style-asian="italic" style:font-weight-asian="normal" style:font-style-complex="italic" style:font-weight-complex="normal"/>
    </style:style>
    <style:style style:name="T48" style:family="text">
      <style:text-properties fo:font-style="italic" style:text-underline-style="none" fo:font-weight="normal" officeooo:rsid="01c766c2" style:font-style-asian="italic" style:font-weight-asian="normal" style:font-style-complex="italic" style:font-weight-complex="normal"/>
    </style:style>
    <style:style style:name="T49" style:family="text">
      <style:text-properties fo:font-style="italic" fo:font-weight="bold" style:font-style-asian="italic" style:font-weight-asian="bold"/>
    </style:style>
    <style:style style:name="T50" style:family="text">
      <style:text-properties fo:font-style="italic" style:language-asian="en" style:country-asian="US" style:font-style-asian="italic"/>
    </style:style>
    <style:style style:name="T51" style:family="text">
      <style:text-properties fo:font-style="italic" fo:background-color="transparent" loext:char-shading-value="0" style:font-style-asian="italic"/>
    </style:style>
    <style:style style:name="T52" style:family="text">
      <style:text-properties fo:font-style="italic" fo:background-color="transparent" loext:char-shading-value="0" style:font-style-asian="italic" style:font-style-complex="italic"/>
    </style:style>
    <style:style style:name="T53" style:family="text">
      <style:text-properties fo:font-style="italic" officeooo:rsid="020d07b2" fo:background-color="transparent" loext:char-shading-value="0" style:font-style-asian="italic" style:font-style-complex="italic"/>
    </style:style>
    <style:style style:name="T54" style:family="text">
      <style:text-properties fo:font-style="italic" officeooo:rsid="020d07b2" fo:background-color="transparent" loext:char-shading-value="0" style:font-style-asian="italic"/>
    </style:style>
    <style:style style:name="T55" style:family="text">
      <style:text-properties fo:font-style="italic" fo:background-color="transparent" loext:char-shading-value="0" style:font-style-asian="italic" style:font-name-complex="Liberation Serif4"/>
    </style:style>
    <style:style style:name="T56" style:family="text">
      <style:text-properties fo:font-style="italic" officeooo:rsid="020d07b2" fo:background-color="transparent" loext:char-shading-value="0" style:font-style-asian="italic" style:font-name-complex="Liberation Serif4"/>
    </style:style>
    <style:style style:name="T57" style:family="text">
      <style:text-properties fo:font-style="italic" officeooo:rsid="022641ed" fo:background-color="transparent" loext:char-shading-value="0" style:font-style-asian="italic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text-scale="96%"/>
    </style:style>
    <style:style style:name="T60" style:family="text">
      <style:text-properties style:font-name="Liberation Serif4"/>
    </style:style>
    <style:style style:name="T61" style:family="text">
      <style:text-properties style:font-name="Liberation Serif4" fo:font-size="9pt" fo:language="en" fo:country="US" officeooo:rsid="01dcd814" fo:background-color="transparent" loext:char-shading-value="0" style:font-name-asian="MS Gothic" style:font-size-asian="9pt" style:font-size-complex="9pt"/>
    </style:style>
    <style:style style:name="T62" style:family="text">
      <style:text-properties style:font-name="Liberation Serif4" fo:font-style="normal" style:text-underline-style="none" fo:font-weight="normal" style:font-style-asian="normal" style:font-weight-asian="normal" style:font-style-complex="normal" style:font-weight-complex="normal"/>
    </style:style>
    <style:style style:name="T63" style:family="text">
      <style:text-properties style:font-name="Liberation Serif4" fo:font-weight="bold" style:font-weight-asian="bold" style:font-weight-complex="bold"/>
    </style:style>
    <style:style style:name="T64" style:family="text">
      <style:text-properties style:font-name="Liberation Serif4" fo:language="en" fo:country="US" fo:font-style="normal" style:text-underline-style="none" fo:font-weight="bold" style:font-style-asian="normal" style:font-weight-asian="bold" style:font-style-complex="normal" style:font-weight-complex="bold"/>
    </style:style>
    <style:style style:name="T65" style:family="text">
      <style:text-properties style:font-name="Liberation Serif4"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66" style:family="text">
      <style:text-properties style:font-name="Liberation Serif4" fo:language="en" fo:country="US" fo:font-style="italic" style:text-underline-style="none" fo:font-weight="bold" style:font-style-asian="italic" style:font-weight-asian="bold" style:font-style-complex="normal" style:font-weight-complex="bold"/>
    </style:style>
    <style:style style:name="T67" style:family="text">
      <style:text-properties style:font-name="Liberation Serif4" fo:language="en" fo:country="US" fo:font-style="italic" style:text-underline-style="none" fo:font-weight="normal" style:font-style-asian="italic" style:font-weight-asian="normal" style:font-style-complex="normal" style:font-weight-complex="normal"/>
    </style:style>
    <style:style style:name="T68" style:family="text">
      <style:text-properties style:font-name="Liberation Serif4" fo:language="en" fo:country="US" fo:font-style="italic" style:font-style-asian="italic"/>
    </style:style>
    <style:style style:name="T69" style:family="text">
      <style:text-properties style:font-name="Liberation Serif4" fo:language="en" fo:country="US" officeooo:rsid="022c8930" fo:background-color="transparent" loext:char-shading-value="0"/>
    </style:style>
    <style:style style:name="T70" style:family="text">
      <style:text-properties style:font-name="Liberation Serif4" fo:language="en" fo:country="US" officeooo:rsid="023da6c7" fo:background-color="transparent" loext:char-shading-value="0"/>
    </style:style>
    <style:style style:name="T71" style:family="text">
      <style:text-properties style:font-name="Liberation Serif4" fo:font-size="8pt" fo:font-weight="bold" style:font-size-asian="8pt" style:font-weight-asian="bold" style:font-size-complex="8pt" style:font-weight-complex="bold"/>
    </style:style>
    <style:style style:name="T72" style:family="text">
      <style:text-properties style:font-name="Liberation Serif4" fo:font-size="8pt" style:font-size-asian="8pt" style:font-size-complex="8pt"/>
    </style:style>
    <style:style style:name="T73" style:family="text">
      <style:text-properties style:font-name="Liberation Serif4" fo:font-size="8pt" officeooo:rsid="0180b0e9" style:font-size-asian="8pt" style:font-size-complex="8pt"/>
    </style:style>
    <style:style style:name="T74" style:family="text">
      <style:text-properties style:font-name="Liberation Serif4" fo:font-size="8pt" fo:language="de" fo:country="DE" fo:font-weight="bold" style:font-name-asian="Calibri1" style:font-size-asian="8pt" style:font-weight-asian="bold" style:font-size-complex="8pt" style:font-weight-complex="bold"/>
    </style:style>
    <style:style style:name="T75" style:family="text">
      <style:text-properties style:font-name="Liberation Serif4" fo:background-color="transparent" loext:char-shading-value="0"/>
    </style:style>
    <style:style style:name="T76" style:family="text">
      <style:text-properties style:font-name="Liberation Serif4" officeooo:rsid="020eccb5" fo:background-color="transparent" loext:char-shading-value="0"/>
    </style:style>
    <style:style style:name="T77" style:family="text">
      <style:text-properties style:font-name="Liberation Serif4" officeooo:rsid="020f2189" fo:background-color="transparent" loext:char-shading-value="0"/>
    </style:style>
    <style:style style:name="T78" style:family="text">
      <style:text-properties style:font-name="Liberation Serif4" fo:font-size="10pt" style:font-size-asian="10pt" style:font-size-complex="10pt"/>
    </style:style>
    <style:style style:name="T79" style:family="text">
      <style:text-properties style:font-name="Liberation Serif4" fo:font-size="10pt" officeooo:rsid="02164fea" style:font-size-asian="10pt" style:font-size-complex="10pt"/>
    </style:style>
    <style:style style:name="T80" style:family="text">
      <style:text-properties style:font-name="Liberation Serif4" fo:font-size="10pt" officeooo:rsid="0237b0e8" style:font-size-asian="10pt" style:font-size-complex="10pt"/>
    </style:style>
    <style:style style:name="T81" style:family="text">
      <style:text-properties style:font-name="Liberation Serif4" fo:font-size="10pt" fo:font-style="italic" style:font-size-asian="10pt" style:font-style-asian="italic" style:font-size-complex="10pt" style:font-style-complex="italic"/>
    </style:style>
    <style:style style:name="T82" style:family="text">
      <style:text-properties style:font-name="Liberation Serif4" style:font-name-complex="Calibri2"/>
    </style:style>
    <style:style style:name="T83" style:family="text">
      <style:text-properties style:font-name="Liberation Serif4" officeooo:rsid="02164fea"/>
    </style:style>
    <style:style style:name="T84" style:family="text">
      <style:text-properties officeooo:rsid="01925bed"/>
    </style:style>
    <style:style style:name="T85" style:family="text">
      <style:text-properties officeooo:rsid="0195c269"/>
    </style:style>
    <style:style style:name="T86" style:family="text">
      <style:text-properties officeooo:rsid="01c766c2"/>
    </style:style>
    <style:style style:name="T87" style:family="text">
      <style:text-properties fo:language="de" fo:country="DE"/>
    </style:style>
    <style:style style:name="T88" style:family="text">
      <style:text-properties fo:language="de" fo:country="DE" fo:font-weight="bold" style:font-name-asian="Calibri1" style:font-weight-asian="bold" style:font-weight-complex="bold"/>
    </style:style>
    <style:style style:name="T89" style:family="text">
      <style:text-properties fo:language="de" fo:country="DE" style:font-name-asian="Calibri1"/>
    </style:style>
    <style:style style:name="T90" style:family="text">
      <style:text-properties fo:color="#000000" style:font-name="Liberation Serif4" fo:font-size="8pt" fo:language="de" fo:country="DE" style:text-underline-style="none" style:font-size-asian="8pt" style:font-size-complex="8pt"/>
    </style:style>
    <style:style style:name="T91" style:family="text">
      <style:text-properties fo:color="#000000" style:font-name="Liberation Serif4" style:text-underline-style="none"/>
    </style:style>
    <style:style style:name="T92" style:family="text">
      <style:text-properties style:text-scale="96%"/>
    </style:style>
    <style:style style:name="T93" style:family="text">
      <style:text-properties style:font-name-asian="Calibri1" style:text-scale="96%"/>
    </style:style>
    <style:style style:name="T94" style:family="text">
      <style:text-properties fo:color="#ff0000"/>
    </style:style>
    <style:style style:name="T95" style:family="text">
      <style:text-properties fo:language="en" fo:country="GB"/>
    </style:style>
    <style:style style:name="T96" style:family="text">
      <style:text-properties fo:language="en" fo:country="GB" style:language-complex="ru" style:country-complex="RU"/>
    </style:style>
    <style:style style:name="T97" style:family="text">
      <style:text-properties fo:letter-spacing="0.04mm" fo:language="en" fo:country="GB" style:font-name-asian="Calibri1" style:language-complex="ru" style:country-complex="RU"/>
    </style:style>
    <style:style style:name="T98" style:family="text">
      <style:text-properties officeooo:rsid="02013835"/>
    </style:style>
    <style:style style:name="T99" style:family="text">
      <style:text-properties fo:background-color="transparent" loext:char-shading-value="0"/>
    </style:style>
    <style:style style:name="T100" style:family="text">
      <style:text-properties fo:font-size="10pt" fo:letter-spacing="0.04mm" style:font-size-asian="10pt" style:font-size-complex="10pt"/>
    </style:style>
    <style:style style:name="T101" style:family="text">
      <style:text-properties fo:font-size="10pt" fo:letter-spacing="0.04mm" fo:language="de" fo:country="DE" style:font-size-asian="10pt" style:font-size-complex="10pt"/>
    </style:style>
    <style:style style:name="T102" style:family="text">
      <style:text-properties officeooo:rsid="020f2189"/>
    </style:style>
    <style:style style:name="T103" style:family="text">
      <style:text-properties officeooo:rsid="0213428d"/>
    </style:style>
    <style:style style:name="T104" style:family="text">
      <style:text-properties officeooo:rsid="02137f60"/>
    </style:style>
    <style:style style:name="T105" style:family="text">
      <style:text-properties officeooo:rsid="02164fea"/>
    </style:style>
    <style:style style:name="T106" style:family="text">
      <style:text-properties officeooo:rsid="023541fb"/>
    </style:style>
    <style:style style:name="T107" style:family="text">
      <style:text-properties officeooo:rsid="0235f175"/>
    </style:style>
    <style:style style:name="T108" style:family="text">
      <style:text-properties officeooo:rsid="0237b0e8"/>
    </style:style>
    <style:style style:name="T109" style:family="text">
      <style:text-properties officeooo:rsid="0239a66a"/>
    </style:style>
    <style:style style:name="T110" style:family="text">
      <style:text-properties officeooo:rsid="0239ec8f"/>
    </style:style>
    <style:style style:name="T111" style:family="text">
      <style:text-properties officeooo:rsid="023b0e66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Год"/>
        <text:variable-decl office:value-type="float" text:name="Том"/>
        <text:variable-decl office:value-type="float" text:name="Номер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8" text:name="article1LastPage"/>
        <text:user-field-decl office:value-type="string" office:string-value="УДК 130.3" text:name="article1UDK"/>
        <text:user-field-decl office:value-type="string" office:string-value="© Georg Gasser" text:name="author1Copyright"/>
        <text:user-field-decl office:value-type="string" office:string-value="Georg Gasser. Divine Revelation: A Modest Metaphysical Account" text:name="rightHeader1"/>
        <text:user-field-decl office:value-type="string" office:string-value="Понятия и категории" text:name="leftHeader1"/>
        <text:user-field-decl office:value-type="string" office:string-value="38" text:name="article2LastPage"/>
        <text:user-field-decl office:value-type="string" office:string-value="УДК 224" text:name="article2UDK"/>
        <text:user-field-decl office:value-type="string" office:string-value="©  Вевюрко И.С." text:name="author2Copyright"/>
        <text:user-field-decl office:value-type="string" office:string-value="И.С. Вевюрко. Концепция богодухновенности Священного Писания..." text:name="rightHeader2"/>
        <text:user-field-decl office:value-type="string" office:string-value="Исторические парадигмы" text:name="leftHeader2"/>
        <text:user-field-decl office:value-type="string" office:string-value="56" text:name="article3LastPage"/>
        <text:user-field-decl office:value-type="string" office:string-value="УДК 141" text:name="article3UDK"/>
        <text:user-field-decl office:value-type="string" office:string-value="©  Крыштоп Л.Э." text:name="author3Copyright"/>
        <text:user-field-decl office:value-type="string" office:string-value="Л.Э. Крыштоп. Немецкие просветители о Божественном Откровении..." text:name="rightHeader3"/>
        <text:user-field-decl office:value-type="string" office:string-value="Исторические парадигмы" text:name="leftHeader3"/>
        <text:user-field-decl office:value-type="string" office:string-value="78" text:name="article4LastPage"/>
        <text:user-field-decl office:value-type="string" office:string-value="УДК 091" text:name="article4UDK"/>
        <text:user-field-decl office:value-type="string" office:string-value="©  Антонов К.М." text:name="author4Copyright"/>
        <text:user-field-decl office:value-type="string" office:string-value="К.М. Антонов. Идея «критики откровения» в философии религии..." text:name="rightHeader4"/>
        <text:user-field-decl office:value-type="string" office:string-value="Исторические парадигмы" text:name="leftHeader4"/>
        <text:user-field-decl office:value-type="string" office:string-value="91" text:name="article5LastPage"/>
        <text:user-field-decl office:value-type="string" office:string-value="УДК 141" text:name="article5UDK"/>
        <text:user-field-decl office:value-type="string" office:string-value="©  Коначева С.А." text:name="author5Copyright"/>
        <text:user-field-decl office:value-type="string" office:string-value="С.А. Коначева. Христологическая интерпретация Откровения..." text:name="rightHeader5"/>
        <text:user-field-decl office:value-type="string" office:string-value="Современные дискурсы" text:name="leftHeader5"/>
        <text:user-field-decl office:value-type="string" office:string-value="116" text:name="article6LastPage"/>
        <text:user-field-decl office:value-type="string" office:string-value="УДК 283/289" text:name="article6UDK"/>
        <text:user-field-decl office:value-type="string" office:string-value="©  Корякин С.С." text:name="author6Copyright"/>
        <text:user-field-decl office:value-type="string" office:string-value="С.С. Корякин. Дискуссия об авторитете, богодухновенности..." text:name="rightHeader6"/>
        <text:user-field-decl office:value-type="string" office:string-value="Современные дискурсы" text:name="leftHeader6"/>
        <text:user-field-decl office:value-type="string" office:string-value="126" text:name="article7LastPage"/>
        <text:user-field-decl office:value-type="string" office:string-value="УДК 294.512.14" text:name="article7UDK"/>
        <text:user-field-decl office:value-type="string" office:string-value="©  Псху Р.В." text:name="author7Copyright"/>
        <text:user-field-decl office:value-type="string" office:string-value="Р.В. Псху. Откровение как источник знания в вишишта-адвайта-веданте" text:name="rightHeader7"/>
        <text:user-field-decl office:value-type="string" office:string-value="Тексты и интерпретации" text:name="leftHeader7"/>
        <text:user-field-decl office:value-type="string" office:string-value="129" text:name="article8LastPage"/>
        <text:user-field-decl office:value-type="string" office:string-value="© Р.В. Псху, перевод" text:name="author8Copyright"/>
        <text:user-field-decl office:value-type="string" office:string-value="Ямуначарья. Агамапраманья" text:name="rightHeader8"/>
        <text:user-field-decl office:value-type="string" office:string-value="Тексты и интерпретации" text:name="leftHeader8"/>
        <text:user-field-decl office:value-type="string" office:string-value="138" text:name="article9LastPage"/>
        <text:user-field-decl office:value-type="string" office:string-value="УДК 111" text:name="article9UDK"/>
        <text:user-field-decl office:value-type="string" office:string-value="© Евгений Шилов, иерей" text:name="author9Copyright"/>
        <text:user-field-decl office:value-type="string" office:string-value="Евгений Шилов, иерей. Откровение и пророчество в «Сумме теологии»..." text:name="rightHeader9"/>
        <text:user-field-decl office:value-type="string" office:string-value="Тексты и интерпретации" text:name="leftHeader9"/>
        <text:user-field-decl office:value-type="string" office:string-value="152" text:name="article10LastPage"/>
        <text:user-field-decl office:value-type="string" office:string-value="© Евгений Шилов, иерей, перевод" text:name="author10Copyright"/>
        <text:user-field-decl office:value-type="string" office:string-value="Фома Аквинский. «Сумма теологии»" text:name="rightHeader10"/>
        <text:user-field-decl office:value-type="string" office:string-value="Тексты и интерпретации" text:name="leftHeader10"/>
        <text:user-field-decl office:value-type="string" office:string-value="163" text:name="article11LastPage"/>
        <text:user-field-decl office:value-type="string" office:string-value="УДК 228" text:name="article11UDK"/>
        <text:user-field-decl office:value-type="string" office:string-value="©  Небольсин А.Г." text:name="author11Copyright"/>
        <text:user-field-decl office:value-type="string" office:string-value="А.Г. Небольсин. Композиция Откровения Иоанна Богослова..." text:name="rightHeader11"/>
        <text:user-field-decl office:value-type="string" office:string-value="Рецензии" text:name="leftHeader11"/>
        <text:user-field-decl office:value-type="string" office:string-value="173" text:name="article12LastPage"/>
        <text:user-field-decl office:value-type="string" office:string-value="УДК 221" text:name="article12UDK"/>
        <text:user-field-decl office:value-type="string" office:string-value="©  Сомов А.Б." text:name="author12Copyright"/>
        <text:user-field-decl office:value-type="string" office:string-value="А.Б. Сомов. Ли Мартин Макдональд о каноне Священного Писания..." text:name="rightHeader12"/>
        <text:user-field-decl office:value-type="string" office:string-value="Рецензии" text:name="leftHeader12"/>
        <text:user-field-decl office:value-type="string" office:string-value="Задать УДК" text:name="article8UDK"/>
        <text:user-field-decl office:value-type="string" office:string-value="Задать УДК" text:name="article10UDK"/>
      </text:user-field-decls>
      <table:table table:name="Таблица48" table:style-name="Таблица48">
        <table:table-column table:style-name="Таблица48.A"/>
        <table:table-row>
          <table:table-cell table:style-name="Таблица48.A1" office:value-type="string">
            <text:p text:style-name="P44">ФИЛОСОФИЯ <text:span text:style-name="T86">РЕЛИГИИ:</text:span></text:p>
            <text:p text:style-name="P75">аналитические исследования</text:p>
            <text:p text:style-name="P42"><text:variable-set text:name="Год" office:value-type="float" office:value="2019" style:data-style-name="N0">2019</text:variable-set>. Том <text:variable-set text:name="Том" office:value-type="float" office:value="3" style:data-style-name="N0">3</text:variable-set>. <text:span text:style-name="T85">Номер</text:span> <text:variable-set text:name="Номер" office:value-type="float" office:value="1" style:data-style-name="N0">1</text:variable-set></text:p>
          </table:table-cell>
        </table:table-row>
      </table:table>
      <text:p text:style-name="P62"><text:span text:style-name="T4">Главный редактор </text:span><text:span text:style-name="T5">– </text:span><text:span text:style-name="T47">В.</text:span><text:span text:style-name="T48">К</text:span><text:span text:style-name="T47">. </text:span><text:span text:style-name="T48">Шохин</text:span><text:span text:style-name="T6"> </text:span><text:span text:style-name="T5">(</text:span><text:span text:style-name="T62">Институт философии РАН, Москва, Россия</text:span><text:span text:style-name="T5">)</text:span></text:p>
      <text:p text:style-name="P77"><text:span text:style-name="T63">Научный редактор</text:span> – <text:span text:style-name="T40">К</text:span><text:span text:style-name="T39">.</text:span><text:span text:style-name="T40">В</text:span><text:span text:style-name="T39">. </text:span><text:span text:style-name="T40">Карпов</text:span> (<text:span text:style-name="T60">Институт философии РАН, Москва, Россия</text:span>)</text:p>
      <text:p text:style-name="P78"><text:span text:style-name="T58">Ответственный секретарь</text:span> – <text:span text:style-name="T40">Т</text:span><text:span text:style-name="T39">.</text:span><text:span text:style-name="T40">С</text:span><text:span text:style-name="T39">. </text:span><text:span text:style-name="T40">Самарина</text:span><text:span text:style-name="T84"> </text:span>(<text:span text:style-name="T60">Институт философии РАН, Москва, Россия</text:span>)</text:p>
      <text:p text:style-name="P40">Редакционная коллегия</text:p>
      <text:p text:style-name="Редколлегия"><text:span text:style-name="T38">И.Г. Гаспаров </text:span>(Воронежский государственный медицинский университет<text:line-break/>им. Н.Н. Бурденко, Воронеж, Россия)</text:p>
      <text:p text:style-name="Редколлегия"><text:span text:style-name="T38">Г. Гассер </text:span>(Инсбрукский университет, Инсбрук, Австрия)</text:p>
      <text:p text:style-name="Редколлегия"><text:span text:style-name="T38">Х.-П. Гроссханс </text:span>(Мюнстерский университет, Мюнстер, Германия)</text:p>
      <text:p text:style-name="Редколлегия"><text:span text:style-name="T38">С. Дэвис </text:span>(Колледж Маккены, Клермонт, США)</text:p>
      <text:p text:style-name="Редколлегия"><text:span text:style-name="T38">К. Кемп</text:span> (Университет св. Фомы, Сент-Пол, США)</text:p>
      <text:p text:style-name="Редколлегия"><text:span text:style-name="T38">С.А. Коначева</text:span> (Российский Государственный Гуманитарный Университет, Москва, Россия)</text:p>
      <text:p text:style-name="Редколлегия"><text:span text:style-name="T38">М. Мюррей</text:span> (Колледж Франклина и Маршалла, Ланкастер, США)</text:p>
      <text:p text:style-name="Редколлегия"><text:span text:style-name="T38">Я. Саламон </text:span>(Карлов Университет, Прага, Чехия)</text:p>
      <text:p text:style-name="Редколлегия"><text:span text:style-name="T38">М. Стобер</text:span> (Университет Торонто, Торонто, Канада)</text:p>
      <text:p text:style-name="Редколлегия"><text:span text:style-name="T38">Р. Суинберн</text:span> (Оксфордский университет, Оксфорд, Великобритания)</text:p>
      <text:p text:style-name="Редколлегия"><text:span text:style-name="T38">У. Уэйнрайт</text:span> (Университет Висконсин-Милуоки, Милуоки, США)</text:p>
      <text:p text:style-name="P71"><text:span text:style-name="T38">А.Р. Фокин</text:span> (Институт философии РАН, Москва, Россия)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47"><text:span text:style-name="T58">Учредитель и издатель:</text:span> Федеральное государственное бюджетное учреждение науки Институт философии Российской академии наук</text:p>
            <text:p text:style-name="P50"><text:span text:style-name="T58">Периодичность: </text:span>2 раза в год</text:p>
            <text:p text:style-name="P50">Выходит с 2007 г. под названием «Философия религии: Альманах» (ISSN 2313–8750), с 2017 г. под названием «Философия религии: аналитические исследования» (ISSN 2587-683Х)</text:p>
            <text:p text:style-name="P51"><text:span text:style-name="T59">Журнал зарегистрирован</text:span><text:span text:style-name="T92"> Федеральной службой по надзору в сфере связи, информационных технологий и массовых коммуникаций (Роскомнадзор). Свидетельство о регистрации СМИ: ПИ № ФС77-70692 от 15 августа 2017 г.</text:span></text:p>
          </table:table-cell>
          <table:table-cell table:style-name="Таблица2.B1" office:value-type="string">
            <text:p text:style-name="P56"><text:span text:style-name="T58">Журнал включен в</text:span> Российский индекс научно<text:span text:style-name="T98">­</text:span>го  цитирования (РИНЦ), КиберЛенинка, Ulrich<text:span text:style-name="T96">’</text:span>s Periodicals Directory</text:p>
            <text:p text:style-name="P58">Публикуемые материалы прошли процедуру рецензирования и экспертного отбора</text:p>
            <text:p text:style-name="P60"><text:span text:style-name="T58">Адрес редакции:</text:span> 109240, г. Москва, ул. Гончарная, д. 12, стр. 1, оф. 410</text:p>
            <text:p text:style-name="P60"><text:span text:style-name="T58">Тел.:</text:span> +7 <text:span text:style-name="T87">(495) 697-62-90</text:span></text:p>
            <text:p text:style-name="P53"><text:span text:style-name="T71">e-mail:</text:span><text:span text:style-name="T72"> </text:span><text:a xlink:type="simple" xlink:href="mailto:phrelig@gmail.com" text:style-name="Internet_20_link" text:visited-style-name="Visited_20_Internet_20_Link"><text:span text:style-name="Internet_20_link"><text:span text:style-name="T90">phrelig@gmail.com</text:span></text:span></text:a></text:p>
            <text:p text:style-name="P53"><text:span text:style-name="T71">сайт:</text:span><text:span text:style-name="T72"> http</text:span><text:span text:style-name="T73">s</text:span><text:span text:style-name="T72">://</text:span><text:a xlink:type="simple" xlink:href="https://j.iph.ras.ru/index.php/frai/about" text:style-name="Internet_20_link" text:visited-style-name="Visited_20_Internet_20_Link"><text:span text:style-name="Internet_20_link"><text:span text:style-name="T90">j.iph.ras.ru/index.php/frai</text:span></text:span></text:a></text:p>
          </table:table-cell>
        </table:table-row>
        <table:table-row table:style-name="Таблица2.1">
          <table:table-cell table:style-name="Таблица2.A2" table:number-columns-spanned="2" office:value-type="string">
            <text:p text:style-name="P52">На обложке: Маттеус Мериан. «Видение Иезекииля». Книга Пророка Иезекииля. Глава 1</text:p>
          </table:table-cell>
          <table:covered-table-cell/>
        </table:table-row>
      </table:table>
      <table:table table:name="Таблица49" table:style-name="Таблица49">
        <table:table-column table:style-name="Таблица49.A"/>
        <table:table-row>
          <table:table-cell table:style-name="Таблица49.A1" office:value-type="string">
            <text:p text:style-name="P45">PHILOSOPHY OF <text:span text:style-name="T16">Religion:</text:span></text:p>
            <text:p text:style-name="P76">Analytic Researches</text:p>
            <text:p text:style-name="P43"><text:variable-get text:name="Год" style:data-style-name="N0">2019</text:variable-get>. Volume <text:variable-get text:name="Том" style:data-style-name="N0">3</text:variable-get>. Number <text:variable-get text:name="Номер" style:data-style-name="N0">1</text:variable-get></text:p>
          </table:table-cell>
        </table:table-row>
      </table:table>
      <text:p text:style-name="P63"><text:span text:style-name="T64">Editor-in-Chief</text:span><text:span text:style-name="T66"> – </text:span><text:span text:style-name="T67">Vladimir K. Shokhin </text:span><text:span text:style-name="T65">(RAS Institute of Philosophy, Moscow, Russia)</text:span></text:p>
      <text:p text:style-name="P80"><text:span text:style-name="T24">Scientific Editor</text:span><text:span text:style-name="T16"> – </text:span><text:span text:style-name="T20">Kirill V. Karpov</text:span><text:span text:style-name="T16"> (RAS Institute of Philosophy, Moscow, Russia)</text:span></text:p>
      <text:p text:style-name="P79"><text:span text:style-name="T28">Executive Editor </text:span><text:span text:style-name="T29">–</text:span><text:span text:style-name="T28"> </text:span><text:span text:style-name="T22">Tatiana S. Samarina </text:span><text:span text:style-name="T29">(RAS Institute of Philosophy, Moscow, Russia)</text:span></text:p>
      <text:p text:style-name="P41">Editorial Board</text:p>
      <text:p text:style-name="Редколлегия"><text:span text:style-name="T38">Igor G. Gasparov </text:span>(Voronezh State Medical University named after N.N. Burdenko,<text:line-break/>Voronezh, Russia)</text:p>
      <text:p text:style-name="Редколлегия"><text:span text:style-name="T20">Georg Gasser </text:span><text:span text:style-name="T16">(University of Innsbruck, Innsbruck, Austria)</text:span></text:p>
      <text:p text:style-name="Редколлегия"><text:span text:style-name="T20">Hans-Peter Grosshans </text:span><text:span text:style-name="T16">(University of Muenster, Muenster, Germany)</text:span></text:p>
      <text:p text:style-name="Редколлегия"><text:span text:style-name="T20">Stephen Davis </text:span><text:span text:style-name="T16">(Claremont McKenna Colledge, Claremont, USA)</text:span></text:p>
      <text:p text:style-name="Редколлегия"><text:span text:style-name="T20">Kenneth Kemp </text:span><text:span text:style-name="T16">(University of St. Thomas, St. Paul, USA)</text:span></text:p>
      <text:p text:style-name="Редколлегия"><text:span text:style-name="T20">Svetlana A. Konacheva </text:span><text:span text:style-name="T16">(Russian State University for the Humanities, Moscow, Russia)</text:span></text:p>
      <text:p text:style-name="Редколлегия"><text:span text:style-name="T20">Michael Murray </text:span><text:span text:style-name="T16">(Franklin &amp; Marshall Colledge, Lancaster, USA)</text:span></text:p>
      <text:p text:style-name="Редколлегия"><text:span text:style-name="T20">Janusz Salamon </text:span><text:span text:style-name="T16">(Charles University, Prague, Czech Republic)</text:span><text:span text:style-name="T20"> </text:span></text:p>
      <text:p text:style-name="Редколлегия"><text:span text:style-name="T20">Michael Stoeber </text:span><text:span text:style-name="T16">(University of Toronto, Toronto, Canada)</text:span></text:p>
      <text:p text:style-name="Редколлегия"><text:span text:style-name="T20">Richard Swinburne </text:span><text:span text:style-name="T16">(University of Oxford, Oxford, UK)</text:span></text:p>
      <text:p text:style-name="Редколлегия"><text:span text:style-name="T20">William Wainwright </text:span><text:span text:style-name="T16">(University of Wisconsin-Milwaukee, Milwaukee, USA)</text:span></text:p>
      <text:p text:style-name="P71"><text:span text:style-name="T38">Alexey R. Fokin</text:span> (RAS Institute of Philosophy, Moscow, Russia)</text:p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48"><text:span text:style-name="T25">Publisher:</text:span><text:span text:style-name="T30"> Institute of Philosophy, Russian Academy of Sciences</text:span></text:p>
            <text:p text:style-name="P49"><text:span text:style-name="T25">Frequency: </text:span><text:span text:style-name="T30">2 times per year</text:span></text:p>
            <text:p text:style-name="P49"><text:span text:style-name="T25">First issue</text:span><text:span text:style-name="T30">: 2007 (under the title “Philosophy of Religion: An Almanac”, ISSN </text:span><text:span text:style-name="T16">2313-8750</text:span><text:span text:style-name="T30">); since August 2017 under the new title “Philosophy of Religion: Analytic Researches” (ISSN 2587-683Х)</text:span></text:p>
            <text:p text:style-name="P49"><text:span text:style-name="T26">The journal is registered</text:span><text:span text:style-name="T31"> with the Federal Service for Supervision of Communications, Information Technology, and Mass Media (Roskomnadzor). The Mass Media Registration</text:span><text:span text:style-name="T93"> </text:span><text:span text:style-name="T31">Certificate No. FS77-70692 on August 15, 2017</text:span></text:p>
          </table:table-cell>
          <table:table-cell table:style-name="Таблица6.B1" office:value-type="string">
            <text:p text:style-name="P57"><text:span text:style-name="T27">The journal is indexed</text:span><text:span text:style-name="T30"> in Russian Science Citation Index,</text:span><text:span text:style-name="T16"> </text:span><text:span text:style-name="T30">CyberLeninka, Ulrich</text:span><text:span text:style-name="T97">’</text:span><text:span text:style-name="T30">s Periodicals Directory</text:span></text:p>
            <text:p text:style-name="P59"><text:span text:style-name="T30">All materials published in the </text:span><text:span text:style-name="T23">Philosophy of Religion: Analytic Researches</text:span><text:span text:style-name="T30"> undergo peer review process</text:span></text:p>
            <text:p text:style-name="P61"><text:span text:style-name="T27">Editorial address:</text:span><text:span text:style-name="T30"> 12/1 Goncharnaya Str., Moscow 109240, Russian Federation</text:span></text:p>
            <text:p text:style-name="P61"><text:span text:style-name="T88">Tel.:</text:span><text:span text:style-name="T89"> +7 (495) 697-62-90</text:span></text:p>
            <text:p text:style-name="P54"><text:span text:style-name="T71">e-mail:</text:span><text:span text:style-name="T72"> </text:span><text:a xlink:type="simple" xlink:href="mailto:phrelig@gmail.com" text:style-name="Internet_20_link" text:visited-style-name="Visited_20_Internet_20_Link"><text:span text:style-name="Internet_20_link"><text:span text:style-name="T90">phrelig@gmail.com</text:span></text:span></text:a></text:p>
            <text:p text:style-name="P55"><text:span text:style-name="T74">website:</text:span><text:span text:style-name="T72"> http</text:span><text:span text:style-name="T73">s</text:span><text:span text:style-name="T72">://</text:span><text:a xlink:type="simple" xlink:href="https://j.iph.ras.ru/index.php/frai/about" text:style-name="Internet_20_link" text:visited-style-name="Visited_20_Internet_20_Link"><text:span text:style-name="Internet_20_link"><text:span text:style-name="T90">j.iph.ras.ru/index.php/frai</text:span></text:span></text:a></text:p>
          </table:table-cell>
        </table:table-row>
        <table:table-row table:style-name="Таблица6.1">
          <table:table-cell table:style-name="Таблица6.A2" table:number-columns-spanned="2" office:value-type="string">
            <text:p text:style-name="P46"/>
          </table:table-cell>
          <table:covered-table-cell/>
        </table:table-row>
      </table:table>
      <text:table-of-content text:style-name="Sect1" text:name="Оглавление1">
        <text:table-of-content-source text:outline-level="2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0">Понятия и категории</text:p>
          <text:p text:style-name="P3"><text:span text:style-name="T20">Georg Gasser. </text:span>Divine Revelation: A Modest Metaphysical Account<text:tab/>5</text:p>
          <text:p text:style-name="P85">Исторические парадигмы</text:p>
          <text:p text:style-name="P86"><text:span text:style-name="T50">И.С. Вевюрко. </text:span>Концепция богодухновенности Священного Писания<text:line-break/>в эпоху патристики<text:tab/>19</text:p>
          <text:p text:style-name="P86"><text:span text:style-name="T50">Л.Э. Крыштоп. </text:span>Немецкие просветители о Божественном Откровении<text:line-break/>и Священном Писании<text:tab/>39</text:p>
          <text:p text:style-name="P3"><text:span text:style-name="T50">К.М. Антонов. </text:span>Идея «критики откровения» в философии религии<text:line-break/>и философской теологии в позднем творчестве Н.А. Бердяева<text:tab/><text:span text:style-name="T34">57</text:span></text:p>
          <text:p text:style-name="P85">Современные дискурсы</text:p>
          <text:p text:style-name="P86"><text:span text:style-name="T37">С.А. Коначева. </text:span>Христологическая интерпретация Откровения<text:line-break/>в герменевтической теологии Э. Юнгеля<text:tab/><text:span text:style-name="T34">79</text:span></text:p>
          <text:p text:style-name="P3"><text:span text:style-name="T37">С.С. Корякин. </text:span>Дискуссия об авторитете, богодухновенности<text:line-break/>и безошибочности Библии в современном протестантизме<text:tab/><text:span text:style-name="T34">92</text:span></text:p>
          <text:p text:style-name="P85">Тексты и интерпретации</text:p>
          <text:p text:style-name="P86"><text:span text:style-name="T37">Р.В. Псху. </text:span>Откровение как источник знания в вишишта-адвайта-веданте<text:tab/><text:span text:style-name="T34">117</text:span></text:p>
          <text:p text:style-name="P87"><text:span text:style-name="T50">Ямуначарья. </text:span>Агамапраманья <text:span text:style-name="T104">(</text:span>пер. с санскрита и коммент. <text:span text:style-name="T37">Р. Псху</text:span><text:span text:style-name="T104">)</text:span><text:tab/><text:span text:style-name="T34">127</text:span></text:p>
          <text:p text:style-name="P86"><text:span text:style-name="T37">Евгений Шилов, свящ. </text:span>Откровение и пророчество в «Сумме теологии»<text:line-break/>Фомы Аквинского<text:tab/><text:span text:style-name="T34">130</text:span></text:p>
          <text:p text:style-name="P4"><text:span text:style-name="T38">Фома Аквинский</text:span>. Сумма теологии (пер. с лат. и коммент. <text:span text:style-name="T37">иерея Евгения Шилова</text:span>)<text:tab/><text:span text:style-name="T34">139</text:span></text:p>
          <text:p text:style-name="P85">Рецензии</text:p>
          <text:p text:style-name="P86"><text:span text:style-name="T37">А.Г. Небольсин. </text:span>Композиция Откровения Иоанна Богослова<text:line-break/>как «открытого произведения»<text:tab/><text:span text:style-name="T34">153</text:span></text:p>
          <text:p text:style-name="P3"><text:span text:style-name="T37">А.Б. Сомов. </text:span>Ли Мартин Макдональд о каноне Священного Писания<text:line-break/>в иудаизме и христианстве<text:tab/><text:span text:style-name="T34">164</text:span></text:p>
          <text:p text:style-name="P81"/>
        </text:index-body>
      </text:table-of-content>
      <text:table-of-content text:style-name="Sect1" text:name="Оглавление2">
        <text:table-of-content-source text:outline-level="2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1"><text:span text:style-name="T32">Concepts</text:span><text:span text:style-name="T16"> </text:span><text:span text:style-name="T32">and</text:span><text:span text:style-name="T16"> </text:span><text:span text:style-name="T32">categories</text:span></text:p>
          <text:p text:style-name="P88"><text:span text:style-name="T20">Georg Gasser. </text:span>Divine Revelation: A Modest Metaphysical Account<text:tab/>5</text:p>
          <text:p text:style-name="P85"><text:span text:style-name="T33">the historical</text:span> <text:span text:style-name="T33">paradigms</text:span></text:p>
          <text:p text:style-name="P86"><text:span text:style-name="T19">Ilya S. Vevyurko. </text:span>Conception of the Divine Inspiration of Scripture in the Patristic Era<text:tab/>19</text:p>
          <text:p text:style-name="P86"><text:span text:style-name="T38">Ludmila E. Kryshtop.</text:span> German Thinker in the Age of Enlightenment<text:line-break/>on God’s Revelation and Sacred <text:span text:style-name="T106">Scripture</text:span><text:tab/>39</text:p>
          <text:p text:style-name="P3"><text:span text:style-name="T38">Konstantin M. Antonov.</text:span> The idea of “critique of revelation” in the philosophy<text:line-break/>of religion and philosophical theology in the late works of N. <text:span text:style-name="T107">Berdyaev</text:span><text:tab/><text:span text:style-name="T105">57</text:span></text:p>
          <text:p text:style-name="P85"><text:span text:style-name="T33">contemporary</text:span> <text:span text:style-name="T33">discourses</text:span></text:p>
          <text:p text:style-name="P86"><text:span text:style-name="T81">Svetlana A. Konacheva</text:span><text:span text:style-name="T78">. Christological interpretation of Revelation<text:line-break/>in E. Jüngel’s hermeneutic </text:span><text:span text:style-name="T80">theology</text:span><text:span text:style-name="T78"><text:tab/></text:span><text:span text:style-name="T79">79</text:span></text:p>
          <text:p text:style-name="P88"><text:span text:style-name="T42">Sergey S. Koryakin.</text:span><text:span text:style-name="T108"> The Debate on the Authority, Inspiration and Inerrancy<text:line-break/>of the Bible in Contemporary Protestantism</text:span><text:tab/><text:span text:style-name="T105">92</text:span></text:p>
          <text:p text:style-name="P85"><text:span text:style-name="T33">texts</text:span> <text:span text:style-name="T33">and</text:span> <text:span text:style-name="T33">interpretations</text:span></text:p>
          <text:p text:style-name="P88"><text:span text:style-name="T68">Ruzana V. Pskhu</text:span><text:span text:style-name="T82">. </text:span><text:span text:style-name="T60">Revelation as a Source of Knowledge in Vishishta-advaita-vedanta<text:tab/></text:span><text:span text:style-name="T83">117</text:span></text:p>
          <text:p text:style-name="P86"><text:span text:style-name="T43">Yamunacarya.</text:span><text:span text:style-name="T109"> Agamapramanya (Transl. from Sanskrit and Comments<text:line-break/>by </text:span><text:span text:style-name="T43">Ruzana Pskhu</text:span><text:span text:style-name="T109">)</text:span><text:tab/><text:span text:style-name="T105">127</text:span></text:p>
          <text:p text:style-name="P86"><text:span text:style-name="T43">Evgeny Shilov, priest.</text:span><text:span text:style-name="T109"> Revelation and prophecy in the “Summa theologiae”<text:line-break/>by Thomas Aquinas</text:span><text:tab/><text:span text:style-name="T105">130</text:span></text:p>
          <text:p text:style-name="P5"><text:span text:style-name="T44">Thomas Aquinas.</text:span><text:span text:style-name="T110"> Summa theologiae (Transl. from Latin and Comments<text:line-break/>by </text:span><text:span text:style-name="T44">Priest Evgeny Shilov</text:span><text:span text:style-name="T110">)</text:span><text:tab/><text:span text:style-name="T105">139</text:span></text:p>
          <text:p text:style-name="P92">reviews</text:p>
          <text:p text:style-name="P88"><text:span text:style-name="T45">Antal G. Nyebolszin.</text:span><text:span text:style-name="T111"> The Book of Revelation as an “open work”<text:line-break/>and its Literary Structure</text:span><text:tab/><text:span text:style-name="T105">153</text:span></text:p>
          <text:p text:style-name="P88"><text:span text:style-name="T21">Alexey B. Somov.</text:span><text:span text:style-name="T35"> Lee Martin McDonald on the Canon of Holy Scripture<text:line-break/>in Judaism and Christianity</text:span><text:tab/><text:span text:style-name="T105">164</text:span></text:p>
        </text:index-body>
      </text:table-of-content>
      <text:p text:style-name="P93"/>
      <text:p text:style-name="P89">Научно-теоретический журнал</text:p>
      <text:p text:style-name="P29"/>
      <text:p text:style-name="P28">Философия религии: аналитические исследования /<text:line-break/>Philosophy of Religion: Analytic Researches</text:p>
      <text:p text:style-name="P27"><text:variable-get text:name="Год" style:data-style-name="N0">2019</text:variable-get>. Том <text:variable-get text:name="Том" style:data-style-name="N0">3</text:variable-get>. Номер <text:variable-get text:name="Номер" style:data-style-name="N0">1</text:variable-get></text:p>
      <text:p text:style-name="P35"/>
      <text:p text:style-name="P39"><text:span text:style-name="T49">Учредитель и издатель:</text:span><text:span text:style-name="T37"> </text:span>Федеральное государственное бюджетное учреждение науки Институт философии Российской академии наук</text:p>
      <text:p text:style-name="P38"/>
      <text:p text:style-name="P39">Свидетельство о регистрации СМИ: <text:span text:style-name="T37">ПИ № ФС77-70692 от 15.08.2017 г.</text:span></text:p>
      <text:p text:style-name="P36"/>
      <text:p text:style-name="P72">Главный редактор: <text:span text:style-name="T37">В.К. Шохин</text:span></text:p>
      <text:p text:style-name="P72">Научный редактор: <text:span text:style-name="T37">К.В. Карпов</text:span></text:p>
      <text:p text:style-name="P72">Ответственный секретарь: <text:span text:style-name="T37">Т.С. Самарина</text:span></text:p>
      <text:p text:style-name="P72">Заведующий редакцией: <text:span text:style-name="T37">В.В. Слепцова</text:span></text:p>
      <text:p text:style-name="P74"><text:span text:style-name="T1">Редакторы: </text:span>Т.Н. Высоцкая, М.В. Шпаковский</text:p>
      <text:p text:style-name="P37"/>
      <text:p text:style-name="P72">Художники: <text:span text:style-name="T37">Т.С. Самари</text:span><text:span text:style-name="T51">на, Ю.А. Аношина, </text:span><text:span text:style-name="T57">С.Ю. Растегина</text:span></text:p>
      <text:p text:style-name="P72">Технический редакт<text:span text:style-name="T99">ор: </text:span><text:span text:style-name="T53">Е</text:span><text:span text:style-name="T52">.</text:span><text:span text:style-name="T51">А. </text:span><text:span text:style-name="T54">Морозова</text:span></text:p>
      <text:p text:style-name="P73"><text:span text:style-name="T3">Корректоры</text:span><text:span text:style-name="T7">:</text:span><text:span text:style-name="T55"> </text:span><text:span text:style-name="T56">О.В</text:span><text:span text:style-name="T55">. </text:span><text:span text:style-name="T56">Круподер</text:span></text:p>
      <text:p text:style-name="P64"/>
      <text:p text:style-name="P66"><text:span text:style-name="T60">Подписано в печать с оригинал-макет</text:span><text:span text:style-name="T75">а </text:span><text:span text:style-name="T70">24</text:span><text:span text:style-name="T75">.</text:span><text:span text:style-name="T69">05</text:span><text:span text:style-name="T75">.201</text:span><text:span text:style-name="T69">9</text:span><text:span text:style-name="T75">.</text:span><text:span text:style-name="T60"><text:line-break/>Форма</text:span><text:span text:style-name="T75">т 70х100 1/16. Печать офсетная. Гарнитура </text:span><text:span text:style-name="A2"><text:span text:style-name="T61">Liberation Serif</text:span></text:span><text:span text:style-name="T60"><text:line-break/>Усл. печ. л. </text:span><text:span text:style-name="T76">14</text:span><text:span text:style-name="T75">,</text:span><text:span text:style-name="T76">19</text:span><text:span text:style-name="T75">. У</text:span><text:span text:style-name="T60">ч.-изд. л</text:span><text:span text:style-name="T75">. </text:span><text:span text:style-name="T77">12,8</text:span><text:span text:style-name="T75">. Тира</text:span><text:span text:style-name="T60">ж 1000 экз. Заказ </text:span><text:span text:style-name="T75">№ </text:span><text:span text:style-name="T70">11</text:span></text:p>
      <text:p text:style-name="P65"/>
      <text:p text:style-name="P31">Оригинал-макет изготовлен в Институте философии РАН<text:line-break/>Компьютерная верстка: <text:span text:style-name="T41">Е</text:span><text:span text:style-name="T38">.</text:span><text:span text:style-name="T37">А. </text:span><text:span text:style-name="T46">Морозова</text:span></text:p>
      <text:p text:style-name="P30"/>
      <text:p text:style-name="P32">Отпечатано в ЦОП Института философии РАН<text:line-break/>109240, г. Москва, ул. Гончарная, д. 12, стр. 1</text:p>
      <text:p text:style-name="P32"/>
      <text:p text:style-name="P32"/>
      <text:p text:style-name="P33">Информацию о журнале «<text:span text:style-name="T13">Философия религии: </text:span><text:span text:style-name="T14">аналитические исследования</text:span>» см. на сайте:</text:p>
      <text:p text:style-name="P34"><text:span text:style-name="T60">http</text:span><text:span text:style-name="Internet_20_link"><text:span text:style-name="T91">s://j.iph.ras.ru/index.php/frai</text:span></text:span></text:p>
      <text:h text:style-name="P96" text:outline-level="2"><text:bookmark-start text:name="__RefHeading___Toc17190_2546800154"/>Информация для авторов<text:bookmark-end text:name="__RefHeading___Toc17190_2546800154"/></text:h>
      <text:p text:style-name="P67">Журнал принимает к рассмотрению статьи отечественных и зарубежных философов, религиоведов, теологов, комментированные переводы философско-религиозной классики, рецензии на современные исследования.</text:p>
      <text:p text:style-name="P68">Выпуски журнала строятся как тематические. Статьи, не соответствующие тематическому регламенту, а посвященные просто религии, философии религии, теологии и<text:span text:style-name="T16"> </text:span>т.<text:span text:style-name="T16"> </text:span>д. как таковым, рассматриваться не будут. Исследование должно быть самостоятельным, новым и значимым для тематики номера журнала.</text:p>
      <text:p text:style-name="P69">Редакция рассматривает только оригинальные<text:span text:style-name="T94"> </text:span>рукописи, не опубликованные ранее ни в печатном, ни в электронном виде. Передавая в редакцию рукопись своей работы, автор принимает на себя обязательство не публиковать ее ни полностью, ни частично в каком бы то ни было ином издании без согласования с редакцией журнала. Ссылка на журнал «Философия религии: аналитические исследования / Philosophy of Religion: Analytic Researches» при использовании материалов статьи в последующих публикациях обязательна. Автор берет на себя ответственность за точность цитирования, правильность библиографических описаний, транскрибирование имен и названий.</text:p>
      <text:p text:style-name="P69">Все рукописи проходят рецензирование и редактуру. Редакция не сообщает авторам сведений о рецензентах. В<text:span text:style-name="T16"> </text:span>случае отклонения рукописи редакция посылает автору письменную рецензию с обоснованием этого решения. Редакция может давать автору рекомендации по содержанию рукописи и ее доработке.</text:p>
      <text:p text:style-name="P67">Плата за публикацию рукописей не взимается. Гонорары авторам не выплачиваются.</text:p>
      <text:p text:style-name="P67">К<text:span text:style-name="T16"> </text:span>рукописям прилагаются номер телефона и почтовый адрес для связи с автором. Текст подается в электронном виде в форматах, доступных для редактирования (файлы .doc, .docx или .rtf) по электронной почте: phrelig@<text:span text:style-name="T102">­</text:span>gmail.com</text:p>
      <text:p text:style-name="P67">Оптимальный объем статьи – 1,0 а. л., включая ссылки, примечания, список литературы, аннотацию. Рецензия – 0,5 а. л.</text:p>
      <text:p text:style-name="P67">Шрифт: «Times New Roman»; размер шрифта: название статьи, Ф.И.О. автора – 14 кеглем; подзаголовки, текст – 12; сноски – 10; междустрочный интервал – 1,5; абзацный отступ – 0,9; выравнивание – по левому краю, поля: 2,5 см со всех сторон.</text:p>
      <text:p text:style-name="P67">Примечания и библиографические сведения оформляются как постраничные сноски со сквозной нумерацией. На все источники из цитируемой литературы должны быть ссылки в тексте статьи.</text:p>
      <text:p text:style-name="P67">Помимо основного текста, рукопись должна включать в себя следующие обязательные элементы на <text:span text:style-name="T49">русском и английском языках</text:span>:</text:p>
      <text:list xml:id="list3068669815" text:style-name="WW8Num5">
        <text:list-item>
          <text:p text:style-name="P94">сведения об авторе(ах): фамилия, имя и отчество автора; ученая степень, ученое звание; место работы/учебы; полный адрес места работы/учебы (включая индекс, страну, город); адрес электронной почты автора;</text:p>
        </text:list-item>
        <text:list-item>
          <text:p text:style-name="P94">название статьи;</text:p>
        </text:list-item>
        <text:list-item>
          <text:p text:style-name="P94">аннотация (от 100 до 200 слов);</text:p>
        </text:list-item>
        <text:list-item>
          <text:p text:style-name="P94">ключевые слова (до 10 слов и словосочетаний; за исключением имен собственных, ключевые слова приводятся с маленькой буквы, разделяются запятыми, в конце списка точка не ставится);</text:p>
        </text:list-item>
        <text:list-item>
          <text:p text:style-name="P94">список литературы.</text:p>
        </text:list-item>
      </text:list>
      <text:p text:style-name="P67">Рукописи на русском языке должны содержать <text:span text:style-name="T49">два варианта представления списка литературы</text:span>:</text:p>
      <text:list xml:id="list2106773268" text:style-name="WW8Num6">
        <text:list-item>
          <text:p text:style-name="P95">список, озаглавленный «Список литературы» и выполненный в соответствии с требованиями ГОСТа. В<text:span text:style-name="T16"> </text:span>начале списка в алфавитном порядке указываются источники на русском языке, затем – источники на иностранных языках;</text:p>
        </text:list-item>
        <text:list-item>
          <text:p text:style-name="P95">список, озаглавленный «<text:span text:style-name="T95">References</text:span>» и выполненный в соответствии с требованиями международных библиографических баз данных (Scopus и др.). Все <text:soft-page-break/>библиографические ссылки на русскоязычные источники приводятся в латинском алфавите по следующей схеме:</text:p>
        </text:list-item>
      </text:list>
      <text:p text:style-name="P83">–<text:span text:style-name="T16"> </text:span>автор (транслитерация);</text:p>
      <text:p text:style-name="P83">–<text:span text:style-name="T16"> </text:span>заглавие (транслитерация);</text:p>
      <text:p text:style-name="P83">–<text:span text:style-name="T16"> </text:span>[перевод заглавия на английский язык в квадратных скобках];</text:p>
      <text:p text:style-name="P83">–<text:span text:style-name="T16"> </text:span>название русскоязычного источника (транслитерация);</text:p>
      <text:p text:style-name="P84">–<text:span text:style-name="T16"> </text:span>[перевод названия источника на английский язык в квадратных скобках];</text:p>
      <text:p text:style-name="P82">–<text:span text:style-name="T16"> </text:span>выходные данные на английском языке.</text:p>
      <text:p text:style-name="P67">Для транслитерации русскоязычных источников следует использовать сайт: http://trans.li, в графе «варианты перевода» выбрать “BSI”.</text:p>
      <text:p text:style-name="P67">После блока русскоязычных источников указываются источники на иностранных языках, оформленные в соответствии с требованиями международных библиографических баз данных.</text:p>
      <text:p text:style-name="P67">Если список литературы состоит исключительно из источников на иностранных языках, «Список литературы» и “<text:span text:style-name="T95">References</text:span>” объединяются: «Список литературы / <text:span text:style-name="T95">References</text:span>». Список оформляется в соответствии с требованиями международных библиографических баз данных и помещается в конце рукописи.</text:p>
      <text:p text:style-name="P67">Порядок расположения обязательных элементов: в начале рукописи располагается русскоязычный блок (инициалы и фамилия автора, название статьи, сведения об авторе, аннотация, ключевые слова, текст статьи, «Список литературы»); в конце ру<text:span text:style-name="T103">­</text:span>кописи располагается англоязычный блок (название статьи, инициалы и фамилия автора, сведения об авторе, аннотация, ключевые слова, “<text:span text:style-name="T95">References</text:span>”).</text:p>
      <text:p text:style-name="P67">Рисунки и формулы должны быть продублированы в графическом режиме и записаны отдельным файлом. Тексты, содержащие специфические символы и неевропейские шрифты, должны быть продублированы в формате <text:span text:style-name="T16">pdf</text:span>.</text:p>
      <text:p text:style-name="P67">Подробные рекомендации и примеры оформления текста, аннотаций, списка литературы и проч. см. здесь: https://iphras.ru/pr_info.htm</text:p>
      <text:p text:style-name="P70"><text:span text:style-name="T100">Адрес редакции: Российская Федерация, 109240, г. Москва, ул. Гончарная, д. 12, стр. 1, оф. 410. </text:span><text:span text:style-name="T101">+7 (495) 697‒62‒90; e-mail: phrelig@gmail.com; </text:span><text:span text:style-name="T100">сайт</text:span><text:span text:style-name="T101">: https://j.iph.ras.ru/index.php/frai/abou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IPH Lib Serif1" svg:font-family="'IPH Lib Serif'" style:font-adornments="Regular" style:font-pitch="variable"/>
    <style:font-face style:name="IPH Lib Serif2" svg:font-family="'IPH Lib Serif'" style:font-adornments="Обычный" style:font-pitch="variable"/>
    <style:font-face style:name="IPH Lib Serif3" svg:font-family="'IPH Lib Serif'" style:font-adornments="Полужирный" style:font-pitch="variable"/>
    <style:font-face style:name="Liberation Serif3" svg:font-family="'Liberation Serif'" style:font-pitch="variable"/>
    <style:font-face style:name="Liberation Serif" svg:font-family="'Liberation Serif'" style:font-adornments="Regular" style:font-pitch="variable"/>
    <style:font-face style:name="Liberation Serif1" svg:font-family="'Liberation Serif'" style:font-adornments="Обычный" style:font-pitch="variable"/>
    <style:font-face style:name="Liberation Serif2" svg:font-family="'Liberation Serif'" style:font-adornments="Полужирный" style:font-pitch="variable"/>
    <style:font-face style:name="IPH Lib Serif" svg:font-family="'IPH Lib Serif'" style:font-family-generic="roman" style:font-pitch="variable"/>
    <style:font-face style:name="IPH Lib Serif4" svg:font-family="'IPH Lib Serif'" style:font-adornments="Обычный" style:font-family-generic="roman" style:font-pitch="variable"/>
    <style:font-face style:name="Liberation Serif4" svg:font-family="'Liberation Serif'" style:font-family-generic="roman" style:font-pitch="variable"/>
    <style:font-face style:name="Liberation Serif5" svg:font-family="'Liberation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" svg:font-family="Calibri, 'Trebuchet MS'" style:font-family-generic="swiss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page"/>
      <style:text-properties style:font-name="IPH Lib Serif1" fo:font-family="'IPH Lib Serif'" style:font-style-name="Regular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text-align="center" style:justify-single-word="false" fo:keep-with-next="always" style:writing-mode="page"/>
      <style:text-properties style:font-name="IPH Lib Serif2" fo:font-family="'IPH Lib Serif'" style:font-style-name="Обычный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mm" draw:fill-image-height="0mm"/>
      <style:paragraph-properties fo:margin-left="0mm" fo:margin-right="0mm" fo:margin-top="0mm" fo:margin-bottom="0mm" loext:contextual-spacing="true" fo:line-height="4.32mm" fo:text-align="justify" style:justify-single-word="false" fo:orphans="2" fo:widows="2" fo:hyphenation-ladder-count="3" fo:text-indent="7mm" style:auto-text-indent="false" style:page-number="auto" style:shadow="none" style:writing-mode="page">
        <style:tab-stops/>
      </style:paragraph-properties>
      <style:text-properties fo:color="#000000" fo:font-size="11pt" fo:letter-spacing="normal" fo:background-color="transparent" style:font-size-asian="10.5pt" style:text-scale="100%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 style:master-page-name="">
      <style:paragraph-properties fo:margin-left="4.99mm" fo:margin-right="0mm" fo:line-height="100%" fo:text-align="justify" style:justify-single-word="false" fo:hyphenation-ladder-count="no-limit" fo:text-indent="-4.99mm" style:auto-text-indent="false" style:page-number="auto" text:number-lines="false" text:line-number="0" style:writing-mode="page">
        <style:tab-stops/>
      </style:paragraph-properties>
      <style:text-properties style:text-position="0% 100%" fo:font-size="9pt" fo:letter-spacing="normal" style:font-size-asian="10pt" style:font-size-complex="10pt" fo:hyphenate="tru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mm" fo:margin-right="0mm" fo:margin-top="16mm" fo:margin-bottom="2.2mm" loext:contextual-spacing="false" fo:text-align="center" style:justify-single-word="false" fo:text-indent="0mm" style:auto-text-indent="false" style:page-number="auto" style:shadow="none" style:writing-mode="page">
        <style:tab-stops/>
      </style:paragraph-properties>
      <style:text-properties fo:text-transform="uppercase" fo:font-size="11pt" fo:font-weight="bold" style:font-size-asian="130%" style:font-weight-asian="bold" style:font-size-complex="130%" style:font-weight-complex="bold"/>
    </style:style>
    <style:style style:name="Автор" style:family="paragraph" style:parent-style-name="Standard" style:next-style-name="Heading_20_2" style:master-page-name="">
      <style:paragraph-properties fo:text-align="end" style:justify-single-word="false" style:page-number="auto" style:writing-mode="page"/>
      <style:text-properties fo:font-size="11pt" fo:font-style="italic" fo:font-weight="normal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-image-width="0mm" draw:fill-image-height="0mm"/>
      <style:paragraph-properties fo:margin-left="0mm" fo:margin-right="0mm" fo:margin-top="3.53mm" fo:margin-bottom="13mm" loext:contextual-spacing="true" fo:line-height="100%" fo:text-align="center" style:justify-single-word="false" style:register-true="true" fo:text-indent="0mm" style:auto-text-indent="false" style:page-number="auto" style:shadow="none" text:number-lines="true" text:line-number="0" style:writing-mode="page">
        <style:tab-stops/>
      </style:paragraph-properties>
      <style:text-properties style:font-name="IPH Lib Serif3" fo:font-family="'IPH Lib Serif'" style:font-style-name="Полужирный" style:font-pitch="variable" fo:font-size="12pt" fo:font-weight="bold" fo:background-color="transparent" style:font-size-asian="115%" style:font-weight-asian="bold" style:font-size-complex="115%" style:font-weight-complex="bold"/>
    </style:style>
    <style:style style:name="Сведения_20_об_20_авторе" style:display-name="Сведения об авторе" style:family="paragraph" style:parent-style-name="Standard" style:master-page-name="">
      <style:paragraph-properties fo:margin-top="0mm" fo:margin-bottom="2.26mm" loext:contextual-spacing="false" fo:line-height="100%" fo:text-align="justify" style:justify-single-word="false" fo:orphans="2" fo:widows="2" fo:hyphenation-ladder-count="no-limit" style:page-number="auto" style:writing-mode="page"/>
      <style:text-properties fo:font-size="9pt" style:font-size-asian="10.5pt" fo:hyphenate="true" fo:hyphenation-remain-char-count="2" fo:hyphenation-push-char-count="2"/>
    </style:style>
    <style:style style:name="Эпиграф" style:family="paragraph" style:parent-style-name="Standard">
      <style:paragraph-properties fo:margin-top="0mm" fo:margin-bottom="2.75mm" loext:contextual-spacing="true" fo:line-height="100%" fo:text-align="end" style:justify-single-word="false" style:writing-mode="page"/>
      <style:text-properties fo:font-size="10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mm" fo:margin-right="0mm" fo:margin-top="6.6mm" fo:margin-bottom="4.39mm" loext:contextual-spacing="false" fo:line-height="100%" fo:text-indent="0mm" style:auto-text-indent="false" style:writing-mode="page"/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mm" fo:margin-right="0mm" fo:margin-top="6.6mm" fo:margin-bottom="4.39mm" loext:contextual-spacing="false" fo:line-height="100%" fo:text-indent="0mm" style:auto-text-indent="false" style:page-number="auto" style:writing-mode="page"/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 style:writing-mode="page"/>
      <style:text-properties fo:font-size="12pt" fo:font-style="italic" fo:font-weight="bold" style:font-size-asian="85%" style:font-weight-asian="bold" style:font-size-complex="85%" style:font-weight-complex="bold"/>
    </style:style>
    <style:style style:name="Текст_20_списка_20_литературы" style:display-name="Текст списка литературы" style:family="paragraph" style:parent-style-name="Standard" style:master-page-name="">
      <style:paragraph-properties fo:margin-left="0mm" fo:margin-right="0mm" fo:margin-top="0mm" fo:margin-bottom="0mm" loext:contextual-spacing="true" fo:line-height="3.88mm" fo:text-align="justify" style:justify-single-word="false" fo:orphans="2" fo:widows="2" fo:hyphenation-ladder-count="no-limit" fo:text-indent="7mm" style:auto-text-indent="false" style:page-number="auto" style:writing-mode="page"/>
      <style:text-properties fo:font-size="10pt" fo:letter-spacing="-0.04mm" style:font-size-asian="10.5pt" style:text-scale="96%" fo:hyphenate="tru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Автор_20_по-английски" style:display-name="Автор по-английски" style:family="paragraph" style:parent-style-name="Standard" style:next-style-name="Сведения_20_об_20_авторе">
      <style:paragraph-properties fo:margin-top="0mm" fo:margin-bottom="2.75mm" loext:contextual-spacing="false" fo:text-align="center" style:justify-single-word="false" style:writing-mode="page"/>
      <style:text-properties fo:font-style="italic" fo:font-weight="bold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8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Верхний_20_колонтитул_20_правая_20_страница" style:display-name="Верхний колонтитул правая страница" style:family="paragraph" style:parent-style-name="Header" style:master-page-name="">
      <style:paragraph-properties fo:text-align="start" style:justify-single-word="false" style:page-number="auto" fo:padding="0.3mm" fo:border="none" style:shadow="none" style:writing-mode="page"/>
      <style:text-properties fo:font-size="10pt" fo:font-style="italic" style:font-size-asian="10.5pt"/>
    </style:style>
    <style:style style:name="Верхний_20_колонтитул_20_левая_20_страница" style:display-name="Верхний колонтитул левая страница" style:family="paragraph" style:parent-style-name="Header">
      <style:paragraph-properties fo:text-align="end" style:justify-single-word="false" fo:padding="0.3mm" fo:border="none" style:shadow="none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fo:font-style="italic" style:font-size-asian="11pt" style:font-size-complex="11pt"/>
    </style:style>
    <style:style style:name="Первая_20_страница" style:display-name="Первая страница" style:family="paragraph" style:parent-style-name="Header">
      <style:paragraph-properties fo:text-align="end" style:justify-single-word="false" style:writing-mode="page"/>
      <style:text-properties fo:font-size="10.5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Информация_20_о_20_журнале" style:display-name="Информация о журнале" style:family="paragraph" style:parent-style-name="Table_20_Contents" style:master-page-name="">
      <loext:graphic-properties draw:fill="none" draw:fill-color="#729fcf"/>
      <style:paragraph-properties fo:margin-left="0mm" fo:margin-right="0mm" fo:margin-top="0mm" fo:margin-bottom="0.49mm" loext:contextual-spacing="false" fo:line-height="3.19mm" fo:text-align="justify" style:justify-single-word="false" fo:hyphenation-ladder-count="no-limit" fo:text-indent="0mm" style:auto-text-indent="false" style:page-number="auto" fo:background-color="transparent" text:number-lines="false" text:line-number="0" style:writing-mode="page"/>
      <style:text-properties fo:font-size="8pt" officeooo:rsid="004b8a18" style:font-size-asian="9pt" style:font-size-complex="9pt" fo:hyphenate="true" fo:hyphenation-remain-char-count="2" fo:hyphenation-push-char-count="2"/>
    </style:style>
    <style:style style:name="Редколлегия" style:family="paragraph" style:parent-style-name="Standard" style:master-page-name="">
      <style:paragraph-properties fo:margin-top="0mm" fo:margin-bottom="1.01mm" loext:contextual-spacing="false" fo:line-height="3.49mm" fo:text-align="center" style:justify-single-word="false" style:page-number="auto" style:writing-mode="page"/>
      <style:text-properties fo:font-size="9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  <style:text-properties fo:font-size="8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0mm" fo:margin-right="0mm" fo:margin-top="2.12mm" fo:margin-bottom="4.23mm" loext:contextual-spacing="false" fo:line-height="3.88mm" fo:text-align="center" style:justify-single-word="false" fo:text-indent="0mm" style:auto-text-indent="false" style:punctuation-wrap="simple" style:vertical-align="baseline"/>
      <style:text-properties fo:font-size="10pt" fo:font-style="italic" fo:font-weight="bold" style:font-size-asian="10pt" style:font-style-asian="italic" style:font-weight-asian="bold" style:font-size-complex="9pt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left="0mm" fo:margin-right="0mm" fo:margin-top="4.23mm" fo:margin-bottom="2.12mm" loext:contextual-spacing="false" fo:text-align="center" style:justify-single-word="false" fo:keep-together="always" fo:orphans="0" fo:widows="0" fo:text-indent="0mm" style:auto-text-indent="false" fo:keep-with-next="always" style:text-autospace="none" style:punctuation-wrap="simple" style:vertical-align="baseline"/>
      <style:text-properties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0mm" fo:margin-right="0mm" fo:margin-top="2.12mm" fo:margin-bottom="2.12mm" loext:contextual-spacing="false" fo:text-align="center" style:justify-single-word="false" fo:orphans="0" fo:widows="0" fo:text-indent="0mm" style:auto-text-indent="false" fo:keep-with-next="always" style:text-autospace="none" style:punctuation-wrap="simple" style:vertical-align="baseline"/>
      <style:text-properties fo:font-style="italic" fo:font-weight="bold" style:font-style-asian="italic" style:font-weight-asian="bold" style:font-size-complex="8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mm" fo:margin-bottom="3.53mm" loext:contextual-spacing="false" fo:line-height="7.06mm" fo:text-align="center" style:justify-single-word="false" fo:orphans="0" fo:widows="0" fo:keep-with-next="always" style:text-autospace="none" style:punctuation-wrap="simple" style:vertical-align="baseline"/>
      <style:text-properties fo:font-size="14pt" style:font-size-asian="14pt" style:font-size-complex="14pt"/>
    </style:style>
    <style:style style:name="Contents_20_1" style:display-name="Contents 1" style:family="paragraph" style:next-style-name="Standard" style:class="index">
      <style:paragraph-properties fo:margin-left="0mm" fo:margin-right="0mm" fo:margin-top="3.79mm" fo:margin-bottom="3mm" loext:contextual-spacing="false" fo:line-height="100%" fo:text-align="center" style:justify-single-word="false" fo:orphans="2" fo:widows="2" fo:text-indent="0mm" style:auto-text-indent="false" style:text-autospace="none" style:punctuation-wrap="simple" style:vertical-align="baseline" style:writing-mode="lr-tb">
        <style:tab-stops/>
      </style:paragraph-properties>
      <style:text-properties fo:text-transform="uppercase" style:use-window-font-color="true" style:font-name="IPH Lib Serif" fo:font-family="'IPH Lib Serif'" style:font-family-generic="roman" style:font-pitch="variable" fo:font-size="10pt" fo:language="ru" fo:country="RU" fo:font-weight="bold" style:font-name-asian="Liberation Serif4" style:font-family-asian="'Liberation Serif'" style:font-family-generic-asian="roman" style:font-pitch-asian="variable" style:font-size-asian="10pt" style:font-weight-asian="bold" style:font-name-complex="Liberation Serif4" style:font-family-complex="'Liberation Serif'" style:font-family-generic-complex="roman" style:font-pitch-complex="variable" style:font-size-complex="10pt" style:language-complex="ar" style:country-complex="SA"/>
    </style:style>
    <style:style style:name="Contents_20_2" style:display-name="Contents 2" style:family="paragraph" style:next-style-name="Standard" style:class="index" style:master-page-name="">
      <style:paragraph-properties fo:margin-left="0mm" fo:margin-right="0mm" fo:margin-top="0mm" fo:margin-bottom="0.9mm" loext:contextual-spacing="false" fo:line-height="3.92mm" fo:text-align="start" style:justify-single-word="false" fo:orphans="2" fo:widows="2" fo:text-indent="0mm" style:auto-text-indent="false" style:page-number="auto" style:text-autospace="none" style:punctuation-wrap="simple" style:vertical-align="baseline" style:writing-mode="lr-tb">
        <style:tab-stops>
          <style:tab-stop style:position="140mm" style:type="right" style:leader-style="dotted" style:leader-text="."/>
        </style:tab-stops>
      </style:paragraph-properties>
      <style:text-properties style:use-window-font-color="true" style:font-name="IPH Lib Serif" fo:font-family="'IPH Lib Serif'" style:font-family-generic="roman" style:font-pitch="variable" fo:font-size="10pt" fo:language="ru" fo:country="RU" style:font-name-asian="Liberation Serif4" style:font-family-asian="'Liberation Serif'" style:font-family-generic-asian="roman" style:font-pitch-asian="variable" style:font-size-asian="10pt" style:font-name-complex="Liberation Serif4" style:font-family-complex="'Liberation Serif'" style:font-family-generic-complex="roman" style:font-pitch-complex="variable" style:font-size-complex="10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7.11mm" fo:margin-right="0mm" fo:line-height="3.35mm" fo:orphans="0" fo:widows="0" fo:text-indent="7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fo:font-size="8pt" style:font-size-asian="8pt" style:font-size-complex="8pt"/>
    </style:style>
    <style:style style:name="Endnote" style:family="paragraph" style:parent-style-name="Standard" style:class="extra">
      <style:paragraph-properties fo:margin-left="0mm" fo:margin-right="0mm" fo:line-height="100%" fo:text-align="start" style:justify-single-word="false" fo:hyphenation-ladder-count="no-limit" fo:text-indent="0mm" style:auto-text-indent="false"/>
      <style:text-properties fo:font-size="10pt" style:font-size-asian="10pt" style:language-asian="zh" style:country-asian="CN" fo:hyphenate="false" fo:hyphenation-remain-char-count="2" fo:hyphenation-push-char-count="2"/>
    </style:style>
    <style:style style:name="Contents_20_4" style:display-name="Contents 4" style:family="paragraph" style:parent-style-name="Standard" style:next-style-name="Standard" style:class="index">
      <style:paragraph-properties fo:margin-left="10.58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4" fo:font-family="'Liberation Serif'" style:font-family-generic="roman" style:font-pitch="variable" fo:font-size="10pt" style:font-size-asian="10pt" style:font-name-complex="Liberation Serif4" style:font-family-complex="'Liberation Serif'" style:font-family-generic-complex="roman" style:font-pitch-complex="variable"/>
    </style:style>
    <style:style style:name="Contents_20_5" style:display-name="Contents 5" style:family="paragraph" style:parent-style-name="Standard" style:next-style-name="Standard" style:class="index">
      <style:paragraph-properties fo:margin-left="14.11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4" fo:font-family="'Liberation Serif'" style:font-family-generic="roman" style:font-pitch="variable" fo:font-size="10pt" style:font-size-asian="10pt" style:font-name-complex="Liberation Serif4" style:font-family-complex="'Liberation Serif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17.64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4" fo:font-family="'Liberation Serif'" style:font-family-generic="roman" style:font-pitch="variable" fo:font-size="10pt" style:font-size-asian="10pt" style:font-name-complex="Liberation Serif4" style:font-family-complex="'Liberation Serif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1.17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4" fo:font-family="'Liberation Serif'" style:font-family-generic="roman" style:font-pitch="variable" fo:font-size="10pt" style:font-size-asian="10pt" style:font-name-complex="Liberation Serif4" style:font-family-complex="'Liberation Serif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4.69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4" fo:font-family="'Liberation Serif'" style:font-family-generic="roman" style:font-pitch="variable" fo:font-size="10pt" style:font-size-asian="10pt" style:font-name-complex="Liberation Serif4" style:font-family-complex="'Liberation Serif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28.22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4" fo:font-family="'Liberation Serif'" style:font-family-generic="roman" style:font-pitch="variable" fo:font-size="10pt" style:font-size-asian="10pt" style:font-name-complex="Liberation Serif4" style:font-family-complex="'Liberation Serif'" style:font-family-generic-complex="roman" style:font-pitch-complex="variable"/>
    </style:style>
    <style:style style:name="Text_20_body_20_indent" style:display-name="Text body indent" style:family="paragraph" style:parent-style-name="Standard" style:class="text">
      <style:paragraph-properties fo:line-height="200%" fo:orphans="0" fo:widows="0"/>
      <style:text-properties style:font-name-asian="Calibri" style:font-family-asian="Calibri, 'Trebuchet MS'" style:font-family-generic-asian="swiss" style:font-pitch-asian="variable"/>
    </style:style>
    <style:style style:name="Text" style:family="paragraph" style:parent-style-name="Standard" style:class="extra">
      <style:paragraph-properties fo:margin-left="0mm" fo:margin-right="0mm" fo:line-height="100%" fo:text-align="start" style:justify-single-word="false" fo:text-indent="0mm" style:auto-text-indent="false"/>
      <style:text-properties style:font-name="Courier New" fo:font-family="'Courier New'" style:font-family-generic="modern" fo:font-size="10pt" style:font-name-asian="Calibri" style:font-family-asian="Calibri, 'Trebuchet MS'" style:font-family-generic-asian="swiss" style:font-pitch-asian="variable" style:font-size-asian="10pt" style:font-name-complex="Courier New" style:font-family-complex="'Courier New'" style:font-family-generic-complex="modern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Ключевые_20_слова" style:display-name="Ключевые слова" style:family="paragraph" style:parent-style-name="Standard" style:master-page-name="">
      <style:paragraph-properties fo:margin-left="0mm" fo:margin-right="0mm" fo:margin-top="1.01mm" fo:margin-bottom="7mm" loext:contextual-spacing="false" fo:line-height="3.88mm" fo:text-align="justify" style:justify-single-word="false" fo:text-indent="0mm" style:auto-text-indent="false" style:page-number="auto" style:shadow="none" style:writing-mode="page"/>
      <style:text-properties fo:font-size="10pt" fo:letter-spacing="-0.04mm" style:font-size-asian="10.5pt"/>
    </style:style>
    <style:style style:name="Аннотация" style:family="paragraph" style:parent-style-name="Standard">
      <style:paragraph-properties fo:line-height="3.88mm" fo:text-align="justify" style:justify-single-word="false" style:writing-mode="page"/>
      <style:text-properties fo:font-size="10pt" style:font-size-asian="10.5pt"/>
    </style:style>
    <style:style style:name="Heading_20_1_20__28_user_29_" style:display-name="Heading 1 (user)" style:family="paragraph" style:parent-style-name="Standard">
      <style:paragraph-properties fo:margin-left="62.21mm" fo:margin-right="0mm" fo:line-height="100%" fo:text-align="start" style:justify-single-word="false" fo:orphans="0" fo:widows="0" fo:hyphenation-ladder-count="no-limit" fo:text-indent="0mm" style:auto-text-indent="false" style:text-autospace="none"/>
      <style:text-properties fo:font-size="12pt" fo:font-weight="bold" style:font-name-asian="Times New Roman" style:font-family-asian="'Times New Roman'" style:font-family-generic-asian="roman" style:font-pitch-asian="variable" style:font-size-asian="12pt" style:language-asian="ja" style:country-asian="JP" style:font-weight-asian="bold" style:font-size-complex="12pt" style:language-complex="ru" style:country-complex="RU" style:font-weight-complex="bold" fo:hyphenate="false" fo:hyphenation-remain-char-count="2" fo:hyphenation-push-char-count="2"/>
    </style:style>
    <style:style style:name="Аннотация_20_и_20_Ключевые_20_слова" style:display-name="Аннотация и Ключевые слова" style:family="paragraph" style:parent-style-name="Standard" style:master-page-name="">
      <style:paragraph-properties fo:margin-top="1.01mm" fo:margin-bottom="0mm" loext:contextual-spacing="false" fo:line-height="100%" fo:text-align="justify" style:justify-single-word="false" fo:orphans="2" fo:widows="2" fo:hyphenation-ladder-count="no-limit" style:page-number="auto" style:writing-mode="page"/>
      <style:text-properties fo:font-size="10pt" fo:hyphenate="true" fo:hyphenation-remain-char-count="2" fo:hyphenation-push-char-count="2"/>
    </style:style>
    <style:style style:name="Цитирование" style:family="paragraph" style:parent-style-name="Text_20_body">
      <style:paragraph-properties fo:margin-left="7mm" fo:margin-right="7mm" fo:margin-top="2.12mm" fo:margin-bottom="2.12mm" loext:contextual-spacing="false" fo:line-height="3.88mm" fo:text-indent="0mm" style:auto-text-indent="false" style:writing-mode="page"/>
      <style:text-properties fo:font-size="10pt"/>
    </style:style>
    <style:style style:name="List_20_3" style:display-name="List 3" style:family="paragraph" style:parent-style-name="Standard" style:list-style-name="WW8Num1" style:class="list">
      <style:paragraph-properties fo:line-height="150%" fo:orphans="0" fo:widows="0" fo:hyphenation-ladder-count="no-limit"/>
      <style:text-properties style:text-position="super 58%" fo:font-size="11pt" style:letter-kerning="true" style:font-size-asian="11pt" style:font-size-complex="11pt" fo:hyphenate="false" fo:hyphenation-remain-char-count="2" fo:hyphenation-push-char-count="2"/>
    </style:style>
    <style:style style:name="Без_20_интервала" style:display-name="Без интервала" style:family="paragraph">
      <style:paragraph-properties fo:orphans="2" fo:widows="2"/>
      <style:text-properties style:use-window-font-color="true" style:font-name="IPH Lib Serif4" fo:font-family="'IPH Lib Serif'" style:font-style-name="Обычный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Аннотация_20_и_20_Ключевые_20_слова_20_-_20_Ссылка_20_цитирования" style:display-name="Аннотация и Ключевые слова - Ссылка цитирования" style:family="paragraph" style:parent-style-name="Аннотация_20_и_20_Ключевые_20_слова">
      <style:paragraph-properties fo:margin-top="1.01mm" fo:margin-bottom="8.01mm" loext:contextual-spacing="false"/>
    </style:style>
    <style:style style:name="Автор_20_без_20_шмуца" style:display-name="Автор без шмуца" style:family="paragraph" style:parent-style-name="Автор" style:master-page-name="">
      <style:paragraph-properties fo:margin-top="24.99mm" fo:margin-bottom="0mm" loext:contextual-spacing="false" style:page-number="auto"/>
    </style:style>
    <style:style style:name="Footnote_20_Symbol" style:display-name="Footnote Symbol" style:family="text">
      <style:text-properties style:text-position="super 70%" style:font-name="Liberation Serif5" fo:font-family="'Liberation Serif'" style:font-style-name="Обычный" style:font-family-generic="roman" style:font-pitch="variable" fo:font-size="9pt" style:font-size-asian="10.5pt" loext:shadow="none"/>
    </style:style>
    <style:style style:name="Footnote_20_anchor" style:display-name="Footnote anchor" style:family="text">
      <style:text-properties style:text-position="super 7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mphasis" style:family="text">
      <style:text-properties style:font-name="Liberation Serif4" fo:font-family="'Liberation Serif'" style:font-family-generic="roman" style:font-pitch="variable" fo:font-style="italic" style:font-style-asian="italic" style:font-name-complex="Liberation Serif4" style:font-family-complex="'Liberation Serif'" style:font-family-generic-complex="roman" style:font-pitch-complex="variable"/>
    </style:style>
    <style:style style:name="Internet_20_link" style:display-name="Internet link" style:family="text">
      <style:text-properties style:use-window-font-color="true" style:font-name="IPH Lib Serif" fo:font-family="'IPH Lib Serif'" style:font-family-generic="roman" style:font-pitch="variable" style:text-underline-style="none" style:font-name-complex="Liberation Serif4" style:font-family-complex="'Liberation Serif'" style:font-family-generic-complex="roman" style:font-pitch-complex="variable"/>
    </style:style>
    <style:style style:name="Visited_20_Internet_20_Link" style:display-name="Visited Internet Link" style:family="text">
      <style:text-properties style:use-window-font-color="true" style:text-underline-style="none"/>
    </style:style>
    <style:style style:name="Strong_20_Emphasis" style:display-name="Strong Emphasis" style:family="text">
      <style:text-properties fo:font-weight="bold" style:font-weight-asian="bold" style:font-name-complex="Liberation Serif4" style:font-family-complex="'Liberation Serif'" style:font-family-generic-complex="roman" style:font-pitch-complex="variable" style:font-weight-complex="bold"/>
    </style:style>
    <style:style style:name="Numbering_20_Symbols" style:display-name="Numbering Symbols" style:family="text"/>
    <style:style style:name="Page_20_Number" style:display-name="Page Number" style:family="text">
      <style:text-properties fo:color="#000000" style:font-name="Liberation Serif4" fo:font-family="'Liberation Serif'" style:font-family-generic="roman" style:font-pitch="variable" fo:font-size="10pt" fo:language="ru" fo:country="RU" style:font-size-asian="10pt" style:font-name-complex="Liberation Serif4" style:font-family-complex="'Liberation Serif'" style:font-family-generic-complex="roman" style:font-pitch-complex="variable" style:font-size-complex="10pt"/>
    </style:style>
    <style:style style:name="Index_20_Link" style:display-name="Index Link" style:family="text"/>
    <style:style style:name="Character_5f_20_5f_style" style:display-name="Character_20_style" style:family="text"/>
    <style:style style:name="A2" style:family="text">
      <style:text-properties fo:color="#000000" fo:font-size="10pt" style:font-size-asian="10pt" style:font-size-complex="10pt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space" fo:text-indent="10mm"/>
        </style:list-level-properties>
      </text:list-level-style-number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space" fo:text-indent="14.99mm"/>
        </style:list-level-properties>
        <style:text-properties fo:font-family="OpenSymbol" style:font-style-name="Regular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List_20_2" style:display-name="List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4mm" fo:margin-left="3mm"/>
        </style:list-level-properties>
      </text:list-level-style-number>
      <text:list-level-style-bullet text:level="2" text:style-name="Numbering_20_Symbols" style:num-suffix="." text:bullet-char="–">
        <style:list-level-properties text:list-level-position-and-space-mode="label-alignment">
          <style:list-level-label-alignment text:label-followed-by="space" fo:text-indent="7m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mm" fo:text-indent="-1.99mm" fo:margin-left="9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9mm" fo:text-indent="-4.99mm" fo:margin-left="11.99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7.99mm" fo:margin-left="14.99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7.99mm" fo:text-indent="-10.99mm" fo:margin-left="17.99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1.01mm" fo:text-indent="-14.01mm" fo:margin-left="21.01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01mm" fo:text-indent="-17mm" fo:margin-left="24.01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7.01mm" fo:text-indent="-20mm" fo:margin-left="27.01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23mm" fo:margin-left="30mm"/>
        </style:list-level-properties>
      </text:list-level-style-number>
    </text:list-style>
    <text:list-style style:name="WW8Num10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6.35mm" fo:margin-left="13.35mm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6.05mm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75m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fo:text-indent="-6.35mm" fo:margin-left="51.45mm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4.15mm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85m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fo:text-indent="-6.35mm" fo:margin-left="89.55mm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2.25mm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9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1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6.35mm" fo:margin-left="13.35mm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6.05mm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75m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fo:text-indent="-6.35mm" fo:margin-left="51.45mm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4.15mm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85m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fo:text-indent="-6.35mm" fo:margin-left="89.55mm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2.25mm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9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5" text:consecutive-numbering="true">
      <text:list-level-style-number text:level="1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13.35mm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6.05mm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75m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fo:text-indent="-6.35mm" fo:margin-left="51.45mm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4.15mm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85m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fo:text-indent="-6.35mm" fo:margin-left="89.55mm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2.25mm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9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6" text:consecutive-numbering="true">
      <text:list-level-style-number text:level="1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13.35mm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6.05mm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75m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fo:text-indent="-6.35mm" fo:margin-left="51.45mm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4.15mm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85m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fo:text-indent="-6.35mm" fo:margin-left="89.55mm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2.25mm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9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chapter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3" style:family="table">
      <style:table-properties style:width="131mm" style:rel-width="100%" table:align="center" style:writing-mode="page"/>
    </style:style>
    <style:style style:name="Таблица3.A" style:family="table-column">
      <style:table-column-properties style:column-width="65.49mm" style:rel-column-width="3685*"/>
    </style:style>
    <style:style style:name="Таблица3.B" style:family="table-column">
      <style:table-column-properties style:column-width="65.51mm" style:rel-column-width="3686*"/>
    </style:style>
    <style:style style:name="Таблица3.A1" style:family="table-cell">
      <style:table-cell-properties fo:padding="0mm" fo:border="none"/>
    </style:style>
    <style:style style:name="Таблица4" style:family="table">
      <style:table-properties style:width="131mm" style:rel-width="100%" table:align="center" style:writing-mode="page"/>
    </style:style>
    <style:style style:name="Таблица4.A" style:family="table-column">
      <style:table-column-properties style:column-width="65.49mm" style:rel-column-width="3685*"/>
    </style:style>
    <style:style style:name="Таблица4.B" style:family="table-column">
      <style:table-column-properties style:column-width="65.51mm" style:rel-column-width="3686*"/>
    </style:style>
    <style:style style:name="Таблица4.A1" style:family="table-cell">
      <style:table-cell-properties fo:padding="0mm" fo:border="none"/>
    </style:style>
    <style:style style:name="Таблица7" style:family="table">
      <style:table-properties style:width="131mm" style:rel-width="100%" table:align="center" style:writing-mode="page"/>
    </style:style>
    <style:style style:name="Таблица7.A" style:family="table-column">
      <style:table-column-properties style:column-width="65.49mm" style:rel-column-width="3685*"/>
    </style:style>
    <style:style style:name="Таблица7.B" style:family="table-column">
      <style:table-column-properties style:column-width="65.51mm" style:rel-column-width="3686*"/>
    </style:style>
    <style:style style:name="Таблица7.A1" style:family="table-cell">
      <style:table-cell-properties fo:padding="0mm" fo:border="none"/>
    </style:style>
    <style:style style:name="Таблица11" style:family="table">
      <style:table-properties style:rel-width="100%" table:align="center" style:writing-mode="page"/>
    </style:style>
    <style:style style:name="Таблица11.A" style:family="table-column">
      <style:table-column-properties style:rel-column-width="7029*"/>
    </style:style>
    <style:style style:name="Таблица11.B" style:family="table-column">
      <style:table-column-properties style:rel-column-width="342*"/>
    </style:style>
    <style:style style:name="Таблица11.A1" style:family="table-cell">
      <style:table-cell-properties fo:padding-left="0mm" fo:padding-right="0mm" fo:padding-top="0mm" fo:padding-bottom="0.3mm" fo:border-left="none" fo:border-right="none" fo:border-top="none" fo:border-bottom="0.5pt solid #000000"/>
    </style:style>
    <style:style style:name="Таблица12" style:family="table">
      <style:table-properties style:rel-width="100%" table:align="center" style:writing-mode="page"/>
    </style:style>
    <style:style style:name="Таблица12.A" style:family="table-column">
      <style:table-column-properties style:rel-column-width="360*"/>
    </style:style>
    <style:style style:name="Таблица12.B" style:family="table-column">
      <style:table-column-properties style:rel-column-width="6840*"/>
    </style:style>
    <style:style style:name="Таблица12.A1" style:family="table-cell">
      <style:table-cell-properties fo:padding-left="0mm" fo:padding-right="0mm" fo:padding-top="0mm" fo:padding-bottom="0.3mm" fo:border-left="none" fo:border-right="none" fo:border-top="none" fo:border-bottom="0.5pt solid #000000"/>
    </style:style>
    <style:style style:name="MP1" style:family="paragraph" style:parent-style-name="Первая_20_страница">
      <style:paragraph-properties fo:margin-top="0mm" fo:margin-bottom="0mm" loext:contextual-spacing="false" fo:line-height="100%"/>
      <style:text-properties fo:font-size="9pt" officeooo:rsid="01695a52" officeooo:paragraph-rsid="0193a2ec" style:font-size-asian="9pt" style:font-size-complex="9pt"/>
    </style:style>
    <style:style style:name="MP2" style:family="paragraph" style:parent-style-name="Footer">
      <style:paragraph-properties fo:line-height="100%" fo:text-align="end" style:justify-single-word="false"/>
      <style:text-properties fo:font-size="9pt" officeooo:rsid="00723830" officeooo:paragraph-rsid="00723830" style:font-size-asian="9pt" style:font-size-complex="9pt"/>
    </style:style>
    <style:style style:name="MP3" style:family="paragraph" style:parent-style-name="Первая_20_страница">
      <style:paragraph-properties fo:margin-top="0mm" fo:margin-bottom="0mm" loext:contextual-spacing="false" fo:line-height="100%"/>
      <style:text-properties fo:font-size="9pt" officeooo:rsid="01829447" officeooo:paragraph-rsid="019ccd01" style:font-size-asian="9pt" style:font-size-complex="9pt"/>
    </style:style>
    <style:style style:name="MP4" style:family="paragraph" style:parent-style-name="Footer">
      <style:paragraph-properties fo:line-height="100%" fo:text-align="end" style:justify-single-word="false"/>
      <style:text-properties fo:font-size="9pt" officeooo:rsid="0186715f" officeooo:paragraph-rsid="0186715f" style:font-size-asian="9pt" style:font-size-complex="9pt"/>
    </style:style>
    <style:style style:name="MP5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9e19e1" officeooo:paragraph-rsid="0218b738" style:font-size-asian="8pt" style:font-style-asian="normal" style:font-size-complex="8pt"/>
    </style:style>
    <style:style style:name="MP6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language="ru" fo:country="RU" fo:font-style="normal" officeooo:rsid="0218b738" officeooo:paragraph-rsid="0218b738" style:font-size-asian="8pt" style:font-style-asian="normal" style:font-size-complex="8pt"/>
    </style:style>
    <style:style style:name="MP7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6b1a1" officeooo:paragraph-rsid="0186b1a1" style:font-size-asian="8pt" style:font-style-asian="normal" style:font-size-complex="8pt"/>
    </style:style>
    <style:style style:name="MP8" style:family="paragraph" style:parent-style-name="Table_20_Contents">
      <style:paragraph-properties fo:line-height="100%" fo:text-align="end" style:justify-single-word="false"/>
      <style:text-properties fo:font-size="8pt" officeooo:rsid="019e19e1" officeooo:paragraph-rsid="019e19e1" style:font-size-asian="8pt" style:font-size-complex="8pt"/>
    </style:style>
    <style:style style:name="MP9" style:family="paragraph" style:parent-style-name="Table_20_Contents">
      <style:paragraph-properties fo:line-height="100%" fo:text-align="end" style:justify-single-word="false"/>
      <style:text-properties fo:font-size="8pt" officeooo:rsid="0218b738" officeooo:paragraph-rsid="0218b738" style:font-size-asian="8pt" style:font-size-complex="8pt"/>
    </style:style>
    <style:style style:name="MP10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86b1a1" style:font-size-asian="8pt" style:font-size-complex="8pt"/>
    </style:style>
    <style:style style:name="MP11" style:family="paragraph" style:parent-style-name="Standard">
      <loext:graphic-properties draw:fill-image-width="0mm" draw:fill-image-height="0mm"/>
      <style:paragraph-properties fo:margin-top="3mm" fo:margin-bottom="0mm" loext:contextual-spacing="false" fo:line-height="100%" fo:text-align="center" style:justify-single-word="false" fo:padding="0mm" fo:border="none" style:shadow="none" style:writing-mode="page"/>
      <style:text-properties fo:font-weight="bold" officeooo:rsid="0152e41d" officeooo:paragraph-rsid="0152e41d" style:font-weight-asian="bold" style:font-weight-complex="bold"/>
    </style:style>
    <style:style style:name="MP12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6b1a1" officeooo:paragraph-rsid="019e19e1" style:font-size-asian="8pt" style:font-style-asian="normal" style:font-size-complex="8pt"/>
    </style:style>
    <style:style style:name="MP13" style:family="paragraph" style:parent-style-name="Table_20_Contents">
      <style:paragraph-properties fo:line-height="100%" fo:text-align="end" style:justify-single-word="false"/>
      <style:text-properties fo:font-size="8pt" officeooo:rsid="019e19e1" officeooo:paragraph-rsid="0218b738" style:font-size-asian="8pt" style:font-size-complex="8pt"/>
    </style:style>
    <style:style style:name="MP14" style:family="paragraph" style:parent-style-name="Table_20_Contents">
      <style:paragraph-properties fo:line-height="100%" fo:text-align="end" style:justify-single-word="false"/>
      <style:text-properties fo:font-size="8pt" fo:language="en" fo:country="US" officeooo:rsid="0218b738" officeooo:paragraph-rsid="0218b738" style:font-size-asian="8pt" style:font-size-complex="8pt"/>
    </style:style>
    <style:style style:name="MP15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919272" style:font-size-asian="8pt" style:font-size-complex="8pt"/>
    </style:style>
    <style:style style:name="MP16" style:family="paragraph" style:parent-style-name="Standard">
      <loext:graphic-properties draw:fill-image-width="0mm" draw:fill-image-height="0mm"/>
      <style:paragraph-properties fo:margin-top="3mm" fo:margin-bottom="0mm" loext:contextual-spacing="false" fo:line-height="100%" fo:text-align="center" style:justify-single-word="false" fo:padding="0mm" fo:border="none" style:shadow="none" style:writing-mode="page"/>
      <style:text-properties fo:font-weight="bold" officeooo:rsid="015998a4" officeooo:paragraph-rsid="015998a4" style:font-weight-asian="bold" style:font-weight-complex="bold"/>
    </style:style>
    <style:style style:name="MP17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officeooo:paragraph-rsid="018a1a2d" style:font-size-asian="8pt" style:font-size-complex="8pt"/>
    </style:style>
    <style:style style:name="MP18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officeooo:paragraph-rsid="015acfd1" style:font-size-asian="8pt" style:font-size-complex="8pt"/>
    </style:style>
    <style:style style:name="MP19" style:family="paragraph" style:parent-style-name="Table_20_Contents">
      <style:paragraph-properties fo:line-height="100%" fo:text-align="end" style:justify-single-word="false"/>
      <style:text-properties fo:font-size="8pt" officeooo:paragraph-rsid="018a1a2d" style:font-size-asian="8pt" style:font-size-complex="8pt"/>
    </style:style>
    <style:style style:name="MP20" style:family="paragraph" style:parent-style-name="Table_20_Contents">
      <style:paragraph-properties fo:line-height="100%" fo:text-align="end" style:justify-single-word="false"/>
      <style:text-properties fo:font-size="8pt" officeooo:paragraph-rsid="01a93755" style:font-size-asian="8pt" style:font-size-complex="8pt"/>
    </style:style>
    <style:style style:name="MP21" style:family="paragraph" style:parent-style-name="Footer">
      <style:text-properties fo:font-size="8pt" officeooo:paragraph-rsid="01ab73a7" style:font-size-asian="8pt" style:font-size-complex="8pt"/>
    </style:style>
    <style:style style:name="MP22" style:family="paragraph" style:parent-style-name="Верхний_20_колонтитул_20_правая_20_страница">
      <style:paragraph-properties fo:text-align="end" style:justify-single-word="false" fo:padding="0.3mm" fo:border="none" style:writing-mode="page">
        <style:tab-stops>
          <style:tab-stop style:position="23.5mm"/>
          <style:tab-stop style:position="150mm" style:type="right"/>
        </style:tab-stops>
      </style:paragraph-properties>
      <style:text-properties fo:font-style="normal" officeooo:rsid="013adaa1" officeooo:paragraph-rsid="01c08668" style:font-style-asian="normal" style:font-style-complex="normal"/>
    </style:style>
    <style:style style:name="MP23" style:family="paragraph" style:parent-style-name="Верхний_20_колонтитул_20_правая_20_страница">
      <style:paragraph-properties fo:text-align="start" style:justify-single-word="false" fo:padding="0.3mm" fo:border="none" style:writing-mode="page"/>
      <style:text-properties fo:font-style="normal" officeooo:rsid="013adaa1" officeooo:paragraph-rsid="01b379dd" style:font-style-asian="normal" style:font-style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officeooo:rsid="009c3fa3"/>
    </style:style>
    <style:style style:name="MT3" style:family="text">
      <style:text-properties officeooo:rsid="009f4cf9"/>
    </style:style>
    <style:style style:name="MT4" style:family="text">
      <style:text-properties officeooo:rsid="0193a2ec"/>
    </style:style>
    <style:style style:name="MT5" style:family="text">
      <style:text-properties fo:language="ru" fo:country="RU" officeooo:rsid="0218b738"/>
    </style:style>
    <style:style style:name="MT6" style:family="text">
      <style:text-properties officeooo:rsid="019e19e1"/>
    </style:style>
    <style:style style:name="MT7" style:family="text">
      <style:text-properties fo:language="en" fo:country="US" officeooo:rsid="0218b738"/>
    </style:style>
    <style:style style:name="MT8" style:family="text">
      <style:text-properties fo:language="en" fo:country="US"/>
    </style:style>
    <style:style style:name="MT9" style:family="text">
      <style:text-properties fo:font-style="normal" officeooo:rsid="018a1a2d" style:font-style-asian="normal"/>
    </style:style>
    <style:style style:name="MT10" style:family="text">
      <style:text-properties officeooo:rsid="018a1a2d"/>
    </style:style>
    <style:style style:name="MT11" style:family="text">
      <style:text-properties fo:language="en" fo:country="US" officeooo:rsid="021cb3a4"/>
    </style:style>
    <style:style style:name="MT12" style:family="text">
      <style:text-properties fo:language="ru" fo:country="RU" officeooo:rsid="021cb3a4"/>
    </style:style>
    <style:page-layout style:name="Mpm1">
      <style:page-layout-properties fo:page-width="175mm" fo:page-height="239.99mm" style:num-format="1" style:print-orientation="portrait" fo:margin-top="14.99mm" fo:margin-bottom="20mm" fo:margin-left="22mm" fo:margin-right="22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75mm" fo:page-height="239.99mm" style:num-format="1" style:print-orientation="portrait" fo:margin-top="20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175mm" fo:page-height="239.99mm" style:num-format="1" style:print-orientation="portrait" fo:margin-top="11.99mm" fo:margin-bottom="17.99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26mm" style:distance-before-sep="1.01mm" style:distance-after-sep="0.49mm" style:line-style="solid" style:adjustment="left" style:rel-width="20%" style:color="#000000"/>
      </style:page-layout-properties>
      <style:header-style>
        <style:header-footer-properties fo:min-height="2.5mm" fo:margin-left="0mm" fo:margin-right="0mm" fo:margin-bottom="1.5mm" fo:background-color="transparent" style:dynamic-spacing="false" draw:fill="none" draw:fill-color="#729fcf"/>
      </style:header-style>
      <style:footer-style/>
    </style:page-layout>
    <style:page-layout style:name="Mpm4" style:page-usage="right">
      <style:page-layout-properties fo:page-width="175mm" fo:page-height="239.99mm" style:num-format="1" style:print-orientation="portrait" fo:margin-top="11.99mm" fo:margin-bottom="17.99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26mm" style:distance-before-sep="1.01mm" style:distance-after-sep="0.49mm" style:line-style="solid" style:adjustment="left" style:rel-width="22%" style:color="#000000"/>
      </style:page-layout-properties>
      <style:header-style>
        <style:header-footer-properties fo:min-height="2.5mm" fo:margin-left="0mm" fo:margin-right="0mm" fo:margin-bottom="1.5mm" fo:background-color="transparent" style:dynamic-spacing="false" draw:fill="none" draw:fill-color="#729fcf"/>
      </style:header-style>
      <style:footer-style/>
    </style:page-layout>
    <style:page-layout style:name="Mpm5">
      <style:page-layout-properties fo:page-width="175mm" fo:page-height="239.99mm" style:num-format="1" style:print-orientation="portrait" fo:margin-top="11.99mm" fo:margin-bottom="19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draw:fill-image-width="0mm" draw:fill-image-height="0mm" style:footnote-max-height="0mm">
        <style:footnote-sep style:width="0.18mm" style:distance-before-sep="1.01mm" style:line-style="solid" style:adjustment="left" style:rel-width="25%" style:color="#000000"/>
      </style:page-layout-properties>
      <style:header-style>
        <style:header-footer-properties fo:min-height="4mm" fo:margin-left="0mm" fo:margin-right="0mm" fo:margin-bottom="3mm" fo:background-color="transparent" style:dynamic-spacing="false" draw:fill="none" draw:fill-color="#729fcf"/>
      </style:header-style>
      <style:footer-style>
        <style:header-footer-properties fo:min-height="4mm" fo:margin-left="0mm" fo:margin-right="0mm" fo:margin-top="0mm" fo:background-color="transparent" style:dynamic-spacing="false" draw:fill="none" draw:fill-color="#729fcf"/>
      </style:footer-style>
    </style:page-layout>
    <style:page-layout style:name="Mpm6">
      <style:page-layout-properties fo:page-width="175mm" fo:page-height="239.99mm" style:num-format="1" style:print-orientation="portrait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6mm" fo:margin-left="0mm" fo:margin-right="0mm" fo:margin-bottom="4.99mm" fo:background-color="transparent" style:dynamic-spacing="false" draw:fill="none" draw:fill-color="#729fcf"/>
      </style:header-style>
      <style:footer-style/>
    </style:page-layout>
    <style:page-layout style:name="Mpm7">
      <style:page-layout-properties fo:page-width="175mm" fo:page-height="239.99mm" style:num-format="1" style:print-orientation="portrait" fo:margin-top="13mm" fo:margin-bottom="17mm" fo:margin-left="22mm" fo:margin-right="22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75mm" fo:page-height="239.99mm" style:num-format="1" style:print-orientation="portrait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75mm" fo:page-height="239.99mm" style:num-format="1" style:print-orientation="portrait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173mm" fo:page-height="175mm" style:num-format="1" style:print-orientation="landscape" fo:margin-top="22mm" fo:margin-bottom="22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175mm" fo:page-height="239.99mm" style:num-format="1" style:print-orientation="portrait" fo:margin-top="10mm" fo:margin-bottom="1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239.99mm" fo:page-height="175mm" style:num-format="1" style:print-orientation="landscape" fo:margin-top="22mm" fo:margin-bottom="22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175mm" fo:page-height="239.99mm" style:num-format="1" style:print-orientation="portrait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3.7mm" fo:margin-left="0mm" fo:margin-right="0mm" fo:margin-bottom="2.7mm" fo:background-color="transparent" style:dynamic-spacing="false" draw:fill="none" draw:fill-color="#729fcf"/>
      </style:header-style>
      <style:footer-style>
        <style:header-footer-properties fo:min-height="6mm" fo:margin-left="0mm" fo:margin-right="0mm" fo:margin-top="4.99mm" fo:background-color="transparent" style:dynamic-spacing="false" draw:fill="none" draw:fill-color="#729fcf"/>
      </style:footer-style>
    </style:page-layout>
    <style:page-layout style:name="Mpm14">
      <style:page-layout-properties fo:page-width="175mm" fo:page-height="239.99mm" style:num-format="1" style:print-orientation="portrait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columns fo:column-count="1" fo:column-gap="0mm"/>
        <style:footnote-sep style:width="0.26mm" style:distance-before-sep="3mm" style:distance-after-sep="0.49mm" style:line-style="solid" style:adjustment="left" style:rel-width="22%" style:color="#000000"/>
      </style:page-layout-properties>
      <style:header-style>
        <style:header-footer-properties fo:min-height="2.01mm" fo:margin-left="0mm" fo:margin-right="0mm" fo:margin-bottom="1.01mm" fo:background-color="transparent" style:dynamic-spacing="false" draw:fill="none" draw:fill-color="#729fcf"/>
      </style:header-style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/>
    <style:master-page style:name="Endnote" style:hidden="true" style:page-layout-name="Mpm2"/>
    <style:master-page style:name="Left_20_Page" style:hidden="true" style:display-name="Left Page" style:page-layout-name="Mpm3" style:next-style-name="Right_20_Page">
      <style:header>
        <text:p text:style-name="Верхний_20_колонтитул_20_левая_20_страница"><text:span text:style-name="MT1"><text:page-number text:select-page="current">0</text:page-number></text:span><text:tab/><text:tab/><text:span text:style-name="MT2">Логика и философия</text:span></text:p>
      </style:header>
    </style:master-page>
    <style:master-page style:name="Right_20_Page" style:hidden="true" style:display-name="Right Page" style:page-layout-name="Mpm4" style:next-style-name="Left_20_Page">
      <style:header>
        <text:p text:style-name="Верхний_20_колонтитул_20_правая_20_страница"><text:span text:style-name="MT3">А.С. Карпенко. Сверхреализм. Часть 1: От мыслимого к возможному<text:tab/></text:span><text:span text:style-name="MT1"><text:page-number text:select-page="current">0</text:page-number></text:span></text:p>
      </style:header>
    </style:master-page>
    <style:master-page style:name="First_20_Page" style:hidden="true" style:display-name="First Page" style:page-layout-name="Mpm5" style:next-style-name="Титул_20_английский">
      <style:header>
        <text:p text:style-name="MP1">ISSN <text:span text:style-name="MT4">2413-9084</text:span></text:p>
      </style:header>
      <style:footer>
        <text:p text:style-name="MP2">© Институт философии РАН, <text:variable-get text:name="Год" style:data-style-name="N0">2016</text:variable-get></text:p>
      </style:footer>
    </style:master-page>
    <style:master-page style:name="Титул_20_английский" style:display-name="Титул английский" style:page-layout-name="Mpm5" style:next-style-name="В_20_номере">
      <style:header>
        <text:p text:style-name="MP3">ISSN 2587-683X</text:p>
        <text:p text:style-name="MP3"/>
      </style:header>
      <style:footer>
        <text:p text:style-name="MP4">© Institute of Philosophy, Russian Academy of Sciences, <text:variable-get text:name="Год" style:data-style-name="N0">2019</text:variable-get></text:p>
      </style:footer>
    </style:master-page>
    <style:master-page style:name="В_20_номере" style:display-name="В номере" style:page-layout-name="Mpm6" style:next-style-name="Table_20_of_20_contents">
      <style:header>
        <table:table table:name="Таблица3" table:style-name="Таблица3">
          <table:table-column table:style-name="Таблица3.A"/>
          <table:table-column table:style-name="Таблица3.B"/>
          <table:table-row>
            <table:table-cell table:style-name="Таблица3.A1" office:value-type="string">
              <text:p text:style-name="MP5">Философия <text:span text:style-name="MT5">религии:</text:span></text:p>
              <text:p text:style-name="MP6">аналитические исследования</text:p>
              <text:p text:style-name="MP7"><text:variable-get text:name="Год" style:data-style-name="N0">2019</text:variable-get>. Т. <text:variable-get text:name="Том" style:data-style-name="N0">3</text:variable-get>. <text:span text:style-name="MT6">№</text:span> <text:variable-get text:name="Номер" style:data-style-name="N0">1</text:variable-get></text:p>
            </table:table-cell>
            <table:table-cell table:style-name="Таблица3.A1" office:value-type="string">
              <text:p text:style-name="MP8">Philosophy of <text:span text:style-name="MT7">Religion:</text:span></text:p>
              <text:p text:style-name="MP9"><text:span text:style-name="MT7">A</text:span><text:span text:style-name="MT8">nalytic Researches</text:span></text:p>
              <text:p text:style-name="MP10"><text:variable-get text:name="Год" style:data-style-name="N0">2019</text:variable-get>, <text:span text:style-name="MT7">v</text:span>ol. <text:variable-get text:name="Том" style:data-style-name="N0">3</text:variable-get>, <text:span text:style-name="MT7">n</text:span>o. <text:variable-get text:name="Номер" style:data-style-name="N0">1</text:variable-get></text:p>
            </table:table-cell>
          </table:table-row>
        </table:table>
        <text:p text:style-name="MP11">СОДЕРЖАНИЕ</text:p>
      </style:header>
    </style:master-page>
    <style:master-page style:name="Table_20_of_20_contents" style:display-name="Table of contents" style:page-layout-name="Mpm6">
      <style:header>
        <table:table table:name="Таблица4" table:style-name="Таблица4">
          <table:table-column table:style-name="Таблица4.A"/>
          <table:table-column table:style-name="Таблица4.B"/>
          <table:table-row>
            <table:table-cell table:style-name="Таблица4.A1" office:value-type="string">
              <text:p text:style-name="MP5">Философия <text:span text:style-name="MT5">религии:</text:span></text:p>
              <text:p text:style-name="MP6">аналитические исследования</text:p>
              <text:p text:style-name="MP12"><text:variable-get text:name="Год" style:data-style-name="N0">2019</text:variable-get>. Т. <text:variable-get text:name="Том" style:data-style-name="N0">3</text:variable-get>. <text:span text:style-name="MT6">№</text:span> <text:variable-get text:name="Номер" style:data-style-name="N0">1</text:variable-get></text:p>
            </table:table-cell>
            <table:table-cell table:style-name="Таблица4.A1" office:value-type="string">
              <text:p text:style-name="MP13">Philosophy of <text:span text:style-name="MT7">Religion:</text:span></text:p>
              <text:p text:style-name="MP14">Analytic Researches</text:p>
              <text:p text:style-name="MP15"><text:variable-get text:name="Год" style:data-style-name="N0">2019</text:variable-get>, <text:span text:style-name="MT7">v</text:span>ol. <text:variable-get text:name="Том" style:data-style-name="N0">3</text:variable-get>, <text:span text:style-name="MT7">n</text:span>o. <text:variable-get text:name="Номер" style:data-style-name="N0">1</text:variable-get></text:p>
            </table:table-cell>
          </table:table-row>
        </table:table>
        <text:p text:style-name="MP16">TABLE OF CONTENTS</text:p>
      </style:header>
    </style:master-page>
    <style:master-page style:name="Выпускная_20_страница" style:display-name="Выпускная страница" style:page-layout-name="Mpm7"/>
    <style:master-page style:name="Footnote" style:hidden="true" style:page-layout-name="Mpm8"/>
    <style:master-page style:name="Index" style:hidden="true" style:page-layout-name="Mpm9"/>
    <style:master-page style:name="Envelope" style:hidden="true" style:page-layout-name="Mpm10"/>
    <style:master-page style:name="HTML" style:hidden="true" style:page-layout-name="Mpm11"/>
    <style:master-page style:name="Landscape" style:page-layout-name="Mpm12"/>
    <style:master-page style:name="Титул_20_русский" style:display-name="Титул русский" style:page-layout-name="Mpm5" style:next-style-name="Титул_20_английский">
      <style:header>
        <text:p text:style-name="MP1">ISSN 2587-683X</text:p>
        <text:p text:style-name="MP1"/>
      </style:header>
      <style:footer>
        <text:p text:style-name="MP2">© Институт философии РАН, <text:variable-get text:name="Год" style:data-style-name="N0">2019</text:variable-get></text:p>
      </style:footer>
    </style:master-page>
    <style:master-page style:name="Первая_20_страница_20_статьи" style:display-name="Первая страница статьи" style:page-layout-name="Mpm13" style:next-style-name="Страница_20_статьи">
      <style:header>
        <table:table table:name="Таблица7" table:style-name="Таблица7">
          <table:table-column table:style-name="Таблица7.A"/>
          <table:table-column table:style-name="Таблица7.B"/>
          <table:table-row>
            <table:table-cell table:style-name="Таблица7.A1" office:value-type="string">
              <text:p text:style-name="MP5">Философия <text:span text:style-name="MT5">религии:</text:span></text:p>
              <text:p text:style-name="MP6">аналитические исследования</text:p>
              <text:p text:style-name="MP17"><text:span text:style-name="MT9"><text:variable-get text:name="Год" style:data-style-name="N0">2019</text:variable-get></text:span><text:span text:style-name="MT9">. Т. </text:span><text:span text:style-name="MT9"><text:variable-get text:name="Том" style:data-style-name="N0">3</text:variable-get></text:span><text:span text:style-name="MT9">. № </text:span><text:span text:style-name="MT9"><text:variable-get text:name="Номер" style:data-style-name="N0">1</text:variable-get></text:span><text:span text:style-name="MT9">. С. </text:span><text:span text:style-name="MT9"><text:page-number text:select-page="current">5</text:page-number></text:span><text:span text:style-name="MT9">–</text:span></text:p>
              <text:p text:style-name="MP18"/>
            </table:table-cell>
            <table:table-cell table:style-name="Таблица7.A1" office:value-type="string">
              <text:p text:style-name="MP13">Philosophy of <text:span text:style-name="MT7">Religion:</text:span></text:p>
              <text:p text:style-name="MP14">Analytic Researches</text:p>
              <text:p text:style-name="MP19"><text:span text:style-name="MT10"><text:variable-get text:name="Год" style:data-style-name="N0">2019</text:variable-get></text:span><text:span text:style-name="MT10">, </text:span><text:span text:style-name="MT7">v</text:span><text:span text:style-name="MT10">ol. </text:span><text:span text:style-name="MT10"><text:variable-get text:name="Том" style:data-style-name="N0">3</text:variable-get></text:span><text:span text:style-name="MT10">, </text:span><text:span text:style-name="MT7">n</text:span><text:span text:style-name="MT10">o. </text:span><text:span text:style-name="MT10"><text:variable-get text:name="Номер" style:data-style-name="N0">1</text:variable-get></text:span><text:span text:style-name="MT10">, pp. </text:span><text:span text:style-name="MT10"><text:page-number text:select-page="current">5</text:page-number></text:span><text:span text:style-name="MT10">–</text:span></text:p>
              <text:p text:style-name="MP20"><text:span text:style-name="MT10">DOI: 10.21146/2</text:span><text:span text:style-name="MT11">587</text:span><text:span text:style-name="MT10">-</text:span><text:span text:style-name="MT11">683</text:span><text:span text:style-name="MT12">Х</text:span><text:span text:style-name="MT10">-</text:span><text:span text:style-name="MT10"><text:variable-get text:name="Год" style:data-style-name="N0">2019</text:variable-get></text:span><text:span text:style-name="MT10">-</text:span><text:span text:style-name="MT10"><text:variable-get text:name="Том" style:data-style-name="N0">3</text:variable-get></text:span><text:span text:style-name="MT10">-</text:span><text:span text:style-name="MT10"><text:variable-get text:name="Номер" style:data-style-name="N0">1</text:variable-get></text:span><text:span text:style-name="MT10">-</text:span><text:span text:style-name="MT10"><text:page-number text:select-page="current">5</text:page-number></text:span><text:span text:style-name="MT10">-</text:span></text:p>
            </table:table-cell>
          </table:table-row>
        </table:table>
      </style:header>
      <style:footer>
        <text:p text:style-name="MP21"/>
      </style:footer>
    </style:master-page>
    <style:master-page style:name="Страница_20_статьи" style:display-name="Страница статьи" style:page-layout-name="Mpm14">
      <style:header>
        <table:table table:name="Таблица11" table:style-name="Таблица11">
          <table:table-column table:style-name="Таблица11.A"/>
          <table:table-column table:style-name="Таблица11.B"/>
          <table:table-row>
            <table:table-cell table:style-name="Таблица11.A1" office:value-type="string">
              <text:p text:style-name="Верхний_20_колонтитул_20_правая_20_страница"/>
            </table:table-cell>
            <table:table-cell table:style-name="Таблица11.A1" office:value-type="string">
              <text:p text:style-name="MP22"><text:page-number text:select-page="current">0</text:page-number></text:p>
            </table:table-cell>
          </table:table-row>
        </table:table>
      </style:header>
      <style:header-left>
        <table:table table:name="Таблица12" table:style-name="Таблица12">
          <table:table-column table:style-name="Таблица12.A"/>
          <table:table-column table:style-name="Таблица12.B"/>
          <table:table-row>
            <table:table-cell table:style-name="Таблица12.A1" office:value-type="string">
              <text:p text:style-name="MP23"><text:page-number text:select-page="current">0</text:page-number></text:p>
            </table:table-cell>
            <table:table-cell table:style-name="Таблица12.A1" office:value-type="string">
              <text:p text:style-name="Верхний_20_колонтитул_20_левая_20_страница"/>
            </table:table-cell>
          </table:table-row>
        </table:table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20:08:49.243034334</meta:creation-date>
    <meta:generator>LibreOffice/6.1.6.3$Linux_X86_64 LibreOffice_project/5896ab1714085361c45cf540f76f60673dd96a72</meta:generator>
    <meta:editing-duration>PT4H24M</meta:editing-duration>
    <meta:editing-cycles>59</meta:editing-cycles>
    <dc:date>2019-06-03T13:22:01.652860250</dc:date>
    <meta:document-statistic meta:table-count="9" meta:image-count="0" meta:object-count="0" meta:page-count="8" meta:paragraph-count="174" meta:word-count="1730" meta:character-count="13250" meta:non-whitespace-character-count="11678"/>
    <meta:template xlink:type="simple" xlink:actuate="onRequest" xlink:title="ФНиТ" xlink:href="../../../Рабочий%20стол/Новая%20папка/ФНиТ.ott" meta:date="2019-03-28T20:08:47.937292167"/>
  </office:meta>
</office:document-meta>
</file>